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ee96b"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3" style:family="paragraph" style:parent-style-name="Standard">
      <style:text-properties fo:color="#000000" loext:opacity="100%" style:font-name="Liberation Serif" officeooo:paragraph-rsid="0049cb82" fo:background-color="#fffffe"/>
    </style:style>
    <style:style style:name="P14" style:family="paragraph" style:parent-style-name="Standard">
      <style:text-properties fo:color="#000000" loext:opacity="100%" style:font-name="Liberation Serif" officeooo:paragraph-rsid="004e0a94" fo:background-color="#fffffe"/>
    </style:style>
    <style:style style:name="P15" style:family="paragraph" style:parent-style-name="Standard">
      <style:text-properties fo:color="#000000" loext:opacity="100%" style:font-name="Liberation Serif" officeooo:paragraph-rsid="004f70aa" fo:background-color="#fffffe"/>
    </style:style>
    <style:style style:name="P16" style:family="paragraph" style:parent-style-name="Standard">
      <style:text-properties fo:color="#000000" loext:opacity="100%" style:font-name="Liberation Serif" officeooo:paragraph-rsid="00527951" fo:background-color="#fffffe"/>
    </style:style>
    <style:style style:name="P17" style:family="paragraph" style:parent-style-name="Standard">
      <style:text-properties fo:color="#000000" loext:opacity="100%" style:font-name="Liberation Serif" officeooo:paragraph-rsid="005cdb23" fo:background-color="#fffffe"/>
    </style:style>
    <style:style style:name="P18" style:family="paragraph" style:parent-style-name="Standard">
      <style:text-properties fo:color="#000000" loext:opacity="100%" style:font-name="Liberation Serif" officeooo:paragraph-rsid="0063b86d" fo:background-color="#fffffe"/>
    </style:style>
    <style:style style:name="P19" style:family="paragraph" style:parent-style-name="Standard">
      <style:text-properties fo:color="#000000" loext:opacity="100%" style:font-name="Liberation Serif" officeooo:paragraph-rsid="0064c810" fo:background-color="#fffffe"/>
    </style:style>
    <style:style style:name="P20" style:family="paragraph" style:parent-style-name="Standard">
      <style:text-properties fo:color="#000000" loext:opacity="100%" style:font-name="Liberation Serif" officeooo:paragraph-rsid="0065bd30" fo:background-color="#fffffe"/>
    </style:style>
    <style:style style:name="P21" style:family="paragraph" style:parent-style-name="Standard">
      <style:text-properties fo:color="#000000" loext:opacity="100%" style:font-name="Liberation Serif" officeooo:paragraph-rsid="0066debd" fo:background-color="#fffffe"/>
    </style:style>
    <style:style style:name="P2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ee96b" fo:background-color="#fffff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9cb82" fo:background-color="#fffff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e0a94" fo:background-color="#fffff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f70aa" fo:background-color="#fffff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27951" fo:background-color="#fffff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cdb23" fo:background-color="#fffff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0beb16" fo:background-color="#fffff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cdb23" fo:background-color="#fffff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58"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6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064a7" style:font-size-asian="16pt" style:font-weight-asian="normal" style:font-size-complex="16pt" style:font-weight-complex="normal"/>
    </style:style>
    <style:style style:name="P6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4b792b" style:font-size-asian="16pt" style:font-weight-asian="normal" style:font-size-complex="16pt" style:font-weight-complex="normal"/>
    </style:style>
    <style:style style:name="P6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02431dc" style:font-size-asian="12pt" style:font-weight-asian="normal" style:font-size-complex="16pt" style:font-weight-complex="normal"/>
    </style:style>
    <style:style style:name="P65"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66"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6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70"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38e1"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cdb23"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style:text-underline-style="none" fo:font-weight="normal" officeooo:rsid="000611e5" officeooo:paragraph-rsid="00140c0b"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style:text-underline-style="none" fo:font-weight="normal" officeooo:rsid="000611e5" officeooo:paragraph-rsid="002431dc"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style:text-underline-style="none" fo:font-weight="normal" officeooo:rsid="002431dc" officeooo:paragraph-rsid="002431dc"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c957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dfdfd"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9c32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2431d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cdb2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889376"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ccc7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27516f" officeooo:paragraph-rsid="0027516f"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13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941053"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officeooo:paragraph-rsid="003ee96b"/>
    </style:style>
    <style:style style:name="P138" style:family="paragraph" style:parent-style-name="Standard">
      <style:paragraph-properties fo:text-align="start" style:justify-single-word="false"/>
      <style:text-properties style:font-name="Liberation Serif" officeooo:paragraph-rsid="000beb16"/>
    </style:style>
    <style:style style:name="P139" style:family="paragraph" style:parent-style-name="Standard">
      <style:paragraph-properties fo:text-align="start" style:justify-single-word="false"/>
      <style:text-properties style:font-name="Liberation Serif" officeooo:paragraph-rsid="0064c810"/>
    </style:style>
    <style:style style:name="P140" style:family="paragraph" style:parent-style-name="Standard">
      <style:paragraph-properties fo:text-align="start" style:justify-single-word="false">
        <style:tab-stops>
          <style:tab-stop style:position="0in"/>
        </style:tab-stops>
      </style:paragraph-properties>
      <style:text-properties officeooo:paragraph-rsid="0071c385"/>
    </style:style>
    <style:style style:name="P14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1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1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4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14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4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4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center" style:justify-single-word="false"/>
      <style:text-properties officeooo:paragraph-rsid="007e6070"/>
    </style:style>
    <style:style style:name="P151" style:family="paragraph" style:parent-style-name="Standard">
      <style:paragraph-properties fo:text-align="center" style:justify-single-word="false"/>
      <style:text-properties officeooo:paragraph-rsid="008b9dde"/>
    </style:style>
    <style:style style:name="P152" style:family="paragraph" style:parent-style-name="Standard">
      <style:paragraph-properties fo:text-align="center" style:justify-single-word="false"/>
      <style:text-properties officeooo:paragraph-rsid="009e45dd"/>
    </style:style>
    <style:style style:name="P153" style:family="paragraph" style:parent-style-name="Standard" style:list-style-name="L1">
      <style:paragraph-properties fo:text-align="start" style:justify-single-word="false"/>
      <style:text-properties officeooo:paragraph-rsid="0035cda4"/>
    </style:style>
    <style:style style:name="P154" style:family="paragraph" style:parent-style-name="Standard">
      <style:paragraph-properties fo:text-align="start" style:justify-single-word="false"/>
      <style:text-properties officeooo:paragraph-rsid="00b4db84"/>
    </style:style>
    <style:style style:name="P15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156"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157" style:family="paragraph" style:parent-style-name="Standard">
      <style:text-properties fo:color="#000000" loext:opacity="100%" style:font-name="Liberation Serif" fo:background-color="#fffffe"/>
    </style:style>
    <style:style style:name="P158"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59"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160" style:family="paragraph" style:parent-style-name="Standard">
      <style:text-properties fo:color="#000000" loext:opacity="100%" style:font-name="Liberation Serif" fo:background-color="#fffffe"/>
    </style:style>
    <style:style style:name="P161"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62"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63" style:family="paragraph" style:parent-style-name="Standard">
      <style:paragraph-properties fo:text-align="start" style:justify-single-word="false"/>
      <style:text-properties fo:color="#000000" loext:opacity="100%" style:font-name="Liberation Serif" officeooo:paragraph-rsid="00b4db84" fo:background-color="#fffffe"/>
    </style:style>
    <style:style style:name="P164" style:family="paragraph" style:parent-style-name="Standard">
      <style:paragraph-properties fo:text-align="start" style:justify-single-word="false"/>
      <style:text-properties fo:color="#000000" loext:opacity="100%" style:font-name="Liberation Serif" officeooo:paragraph-rsid="00b5f856" fo:background-color="#fffffe"/>
    </style:style>
    <style:style style:name="P165" style:family="paragraph" style:parent-style-name="Standard">
      <style:paragraph-properties fo:text-align="start" style:justify-single-word="false"/>
      <style:text-properties fo:color="#000000" loext:opacity="100%" style:font-name="Liberation Serif" officeooo:paragraph-rsid="00b8d30e" fo:background-color="#fffffe"/>
    </style:style>
    <style:style style:name="P16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167" style:family="paragraph" style:parent-style-name="Standard">
      <style:paragraph-properties fo:text-align="center" style:justify-single-word="false"/>
      <style:text-properties fo:color="#000000" loext:opacity="100%" style:font-name="Liberation Serif" officeooo:paragraph-rsid="00b5f856" fo:background-color="#fffffe"/>
    </style:style>
    <style:style style:name="P168" style:family="paragraph" style:parent-style-name="Standard">
      <style:text-properties fo:color="#000000" loext:opacity="100%" style:font-name="Liberation Serif" officeooo:rsid="00b1b95f" officeooo:paragraph-rsid="00b1b95f" fo:background-color="#fffffe"/>
    </style:style>
    <style:style style:name="P169" style:family="paragraph" style:parent-style-name="Standard">
      <style:text-properties fo:color="#000000" loext:opacity="100%" style:font-name="Liberation Serif" officeooo:paragraph-rsid="00b461ed" fo:background-color="#fffffe"/>
    </style:style>
    <style:style style:name="P170" style:family="paragraph" style:parent-style-name="Standard">
      <style:text-properties fo:color="#000000" loext:opacity="100%" style:font-name="Liberation Serif" officeooo:paragraph-rsid="00b4db84" fo:background-color="#fffffe"/>
    </style:style>
    <style:style style:name="P171" style:family="paragraph" style:parent-style-name="Standard">
      <style:text-properties fo:color="#000000" loext:opacity="100%" style:font-name="Liberation Serif" officeooo:paragraph-rsid="00b5f856" fo:background-color="#fffffe"/>
    </style:style>
    <style:style style:name="P172" style:family="paragraph" style:parent-style-name="Standard">
      <style:text-properties fo:color="#000000" loext:opacity="100%" style:font-name="Liberation Serif" officeooo:paragraph-rsid="00b8d30e" fo:background-color="#fffffe"/>
    </style:style>
    <style:style style:name="P17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7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7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17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2431dc"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181"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7be54" style:font-size-asian="10.5pt" style:font-weight-asian="normal" style:font-size-complex="12pt" style:font-weight-complex="normal"/>
    </style:style>
    <style:style style:name="P182"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9ae68" style:font-size-asian="10.5pt" style:font-weight-asian="normal" style:font-size-complex="12pt" style:font-weight-complex="normal"/>
    </style:style>
    <style:style style:name="P183" style:family="paragraph" style:parent-style-name="Standard" style:list-style-name="L3">
      <style:paragraph-properties fo:text-align="start" style:justify-single-word="false"/>
      <style:text-properties style:font-name="Liberation Serif" fo:font-size="12pt" style:text-underline-style="none" fo:font-weight="normal" officeooo:rsid="0029ae68" officeooo:paragraph-rsid="0029ae6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2c3e68" officeooo:paragraph-rsid="00b8d30e"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ac631a"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19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19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19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19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19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19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20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20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4db84" fo:background-color="#fffffe" style:font-size-asian="12pt" style:font-style-asian="italic" style:font-weight-asian="normal" style:font-size-complex="12pt" style:font-style-complex="italic" style:font-weight-complex="normal"/>
    </style:style>
    <style:style style:name="P20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5f856" fo:background-color="#fffffe" style:font-size-asian="12pt" style:font-style-asian="italic" style:font-weight-asian="normal" style:font-size-complex="12pt" style:font-style-complex="italic" style:font-weight-complex="normal"/>
    </style:style>
    <style:style style:name="P20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20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941053" fo:background-color="#fffffe"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941053" fo:background-color="#fffffe"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20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0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21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1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21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21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5f856" fo:background-color="#fffffe" style:font-size-asian="12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2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2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2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22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22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b4db84" fo:background-color="#fffffe" style:font-size-asian="12pt" style:font-style-asian="italic" style:font-weight-asian="normal" style:font-size-complex="12pt" style:font-style-complex="italic" style:font-weight-complex="normal"/>
    </style:style>
    <style:style style:name="P230" style:family="paragraph" style:parent-style-name="Standard">
      <style:paragraph-properties fo:text-align="center" style:justify-single-word="false"/>
      <style:text-properties officeooo:paragraph-rsid="00a36996"/>
    </style:style>
    <style:style style:name="P231" style:family="paragraph" style:parent-style-name="Standard">
      <style:paragraph-properties fo:text-align="center" style:justify-single-word="false"/>
      <style:text-properties officeooo:paragraph-rsid="00ac631a"/>
    </style:style>
    <style:style style:name="P232" style:family="paragraph" style:parent-style-name="Standard">
      <style:paragraph-properties fo:text-align="center" style:justify-single-word="false"/>
      <style:text-properties officeooo:paragraph-rsid="00b461ed"/>
    </style:style>
    <style:style style:name="P233" style:family="paragraph" style:parent-style-name="Standard">
      <style:paragraph-properties fo:text-align="center" style:justify-single-word="false"/>
      <style:text-properties officeooo:paragraph-rsid="00b4db84"/>
    </style:style>
    <style:style style:name="P234" style:family="paragraph" style:parent-style-name="Standard">
      <style:paragraph-properties fo:text-align="center" style:justify-single-word="false"/>
      <style:text-properties officeooo:paragraph-rsid="00b5f856"/>
    </style:style>
    <style:style style:name="P235" style:family="paragraph" style:parent-style-name="Standard">
      <style:paragraph-properties fo:text-align="center" style:justify-single-word="false"/>
      <style:text-properties officeooo:paragraph-rsid="00b8d30e"/>
    </style:style>
    <style:style style:name="P236" style:family="paragraph" style:parent-style-name="Standard">
      <style:text-properties style:font-name="Liberation Serif" officeooo:rsid="00b1b95f" officeooo:paragraph-rsid="00b5f856"/>
    </style:style>
    <style:style style:name="T1" style:family="text">
      <style:text-properties officeooo:rsid="00067db1"/>
    </style:style>
    <style:style style:name="T2" style:family="text">
      <style:text-properties style:font-size-asian="12pt"/>
    </style:style>
    <style:style style:name="T3" style:family="text">
      <style:text-properties officeooo:rsid="000611e5" style:font-size-asian="12pt"/>
    </style:style>
    <style:style style:name="T4" style:family="text">
      <style:text-properties officeooo:rsid="00140c0b" style:font-size-asian="12pt"/>
    </style:style>
    <style:style style:name="T5" style:family="text">
      <style:text-properties officeooo:rsid="002431dc"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b3cc2"/>
    </style:style>
    <style:style style:name="T14" style:family="text">
      <style:text-properties officeooo:rsid="001c957c"/>
    </style:style>
    <style:style style:name="T15" style:family="text">
      <style:text-properties officeooo:rsid="001dfdfd"/>
    </style:style>
    <style:style style:name="T16" style:family="text">
      <style:text-properties officeooo:rsid="001f6171"/>
    </style:style>
    <style:style style:name="T17" style:family="text">
      <style:text-properties officeooo:rsid="0020b8b3"/>
    </style:style>
    <style:style style:name="T18" style:family="text">
      <style:text-properties officeooo:rsid="00232514"/>
    </style:style>
    <style:style style:name="T19" style:family="text">
      <style:text-properties officeooo:rsid="002431dc"/>
    </style:style>
    <style:style style:name="T20" style:family="text">
      <style:text-properties officeooo:rsid="002485f1"/>
    </style:style>
    <style:style style:name="T21" style:family="text">
      <style:text-properties officeooo:rsid="0029ae68"/>
    </style:style>
    <style:style style:name="T22" style:family="text">
      <style:text-properties fo:color="#a31515" loext:opacity="100%"/>
    </style:style>
    <style:style style:name="T23" style:family="text">
      <style:text-properties fo:color="#a31515" loext:opacity="100%" style:font-name="Liberation Serif" fo:background-color="#fffffe" loext:char-shading-value="0"/>
    </style:style>
    <style:style style:name="T24"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5" style:family="text">
      <style:text-properties fo:color="#a3151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26" style:family="text">
      <style:text-properties fo:color="#a31515" loext:opacity="100%" fo:font-size="12pt" style:text-underline-style="none" fo:font-weight="normal" officeooo:rsid="003edb5c" fo:background-color="#fffffe" loext:char-shading-value="0" style:font-size-asian="12pt" style:font-weight-asian="normal" style:font-size-complex="12pt" style:font-weight-complex="normal"/>
    </style:style>
    <style:style style:name="T27" style:family="text">
      <style:text-properties fo:color="#a31515" loext:opacity="100%" officeooo:rsid="0040bb08"/>
    </style:style>
    <style:style style:name="T28" style:family="text">
      <style:text-properties fo:color="#a31515" loext:opacity="100%" officeooo:rsid="0041e812"/>
    </style:style>
    <style:style style:name="T29" style:family="text">
      <style:text-properties fo:color="#a31515" loext:opacity="100%" officeooo:rsid="0042f053"/>
    </style:style>
    <style:style style:name="T30" style:family="text">
      <style:text-properties fo:color="#a31515" loext:opacity="100%" officeooo:rsid="0048f1fa"/>
    </style:style>
    <style:style style:name="T31" style:family="text">
      <style:text-properties fo:color="#a31515" loext:opacity="100%" officeooo:rsid="004f70aa"/>
    </style:style>
    <style:style style:name="T32" style:family="text">
      <style:text-properties fo:color="#a31515" loext:opacity="100%" officeooo:rsid="004fdd42"/>
    </style:style>
    <style:style style:name="T33" style:family="text">
      <style:text-properties fo:color="#a31515" loext:opacity="100%" officeooo:rsid="00534315"/>
    </style:style>
    <style:style style:name="T34" style:family="text">
      <style:text-properties fo:color="#a31515" loext:opacity="100%" officeooo:rsid="0053f5ac"/>
    </style:style>
    <style:style style:name="T35" style:family="text">
      <style:text-properties fo:color="#000000" loext:opacity="100%" fo:background-color="#fffffe" loext:char-shading-value="0"/>
    </style:style>
    <style:style style:name="T36" style:family="text">
      <style:text-properties fo:color="#000000" loext:opacity="100%" officeooo:rsid="002dffd5" fo:background-color="#fffffe" loext:char-shading-value="0"/>
    </style:style>
    <style:style style:name="T37" style:family="text">
      <style:text-properties fo:color="#000000" loext:opacity="100%" officeooo:rsid="003cd920" fo:background-color="#fffffe" loext:char-shading-value="0"/>
    </style:style>
    <style:style style:name="T38" style:family="text">
      <style:text-properties fo:color="#000000" loext:opacity="100%" officeooo:rsid="006e59eb" fo:background-color="#fffffe" loext:char-shading-value="0"/>
    </style:style>
    <style:style style:name="T39" style:family="text">
      <style:text-properties fo:color="#000000" loext:opacity="100%" officeooo:rsid="006e9be9" fo:background-color="#fffffe" loext:char-shading-value="0"/>
    </style:style>
    <style:style style:name="T40" style:family="text">
      <style:text-properties fo:color="#000000" loext:opacity="100%" officeooo:rsid="00702beb" fo:background-color="#fffffe" loext:char-shading-value="0"/>
    </style:style>
    <style:style style:name="T41" style:family="text">
      <style:text-properties fo:color="#000000" loext:opacity="100%" officeooo:rsid="007086d3" fo:background-color="#fffffe" loext:char-shading-value="0"/>
    </style:style>
    <style:style style:name="T42" style:family="text">
      <style:text-properties fo:color="#000000" loext:opacity="100%" officeooo:rsid="0072d04c" fo:background-color="#fffffe" loext:char-shading-value="0"/>
    </style:style>
    <style:style style:name="T43" style:family="text">
      <style:text-properties fo:color="#000000"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8"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9" style:family="text">
      <style:text-properties fo:color="#000000" loext:opacity="100%" style:font-name="Liberation Serif" fo:font-size="12pt" fo:font-weight="normal" fo:background-color="#fffffe" loext:char-shading-value="0" style:font-size-asian="12pt" style:font-size-complex="12pt"/>
    </style:style>
    <style:style style:name="T50"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1" style:family="text">
      <style:text-properties fo:color="#000000" loext:opacity="100%" style:font-name="Liberation Serif" fo:background-color="#fffffe" loext:char-shading-value="0"/>
    </style:style>
    <style:style style:name="T52" style:family="text">
      <style:text-properties fo:color="#0451a5" loext:opacity="100%"/>
    </style:style>
    <style:style style:name="T53" style:family="text">
      <style:text-properties fo:color="#0451a5" loext:opacity="100%" officeooo:rsid="002e6bec"/>
    </style:style>
    <style:style style:name="T54" style:family="text">
      <style:text-properties fo:color="#0451a5" loext:opacity="100%" officeooo:rsid="00302ec5"/>
    </style:style>
    <style:style style:name="T55" style:family="text">
      <style:text-properties fo:color="#0451a5" loext:opacity="100%" style:font-name="Liberation Serif" fo:background-color="#fffffe" loext:char-shading-value="0"/>
    </style:style>
    <style:style style:name="T56" style:family="text">
      <style:text-properties fo:color="#0451a5" loext:opacity="100%" style:font-name="Liberation Serif" officeooo:rsid="003824d9" fo:background-color="#fffffe" loext:char-shading-value="0"/>
    </style:style>
    <style:style style:name="T57"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8"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9" style:family="text">
      <style:text-properties fo:color="#0451a5" loext:opacity="100%" officeooo:rsid="0036f41a"/>
    </style:style>
    <style:style style:name="T60" style:family="text">
      <style:text-properties fo:color="#0451a5" loext:opacity="100%" officeooo:rsid="003cf921"/>
    </style:style>
    <style:style style:name="T61" style:family="text">
      <style:text-properties fo:color="#0451a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62" style:family="text">
      <style:text-properties fo:color="#0451a5" loext:opacity="100%" fo:font-size="12pt" style:text-underline-style="none" fo:font-weight="normal" officeooo:rsid="003ee96b" fo:background-color="#fffffe" loext:char-shading-value="0" style:font-size-asian="12pt" style:font-weight-asian="normal" style:font-size-complex="12pt" style:font-weight-complex="normal"/>
    </style:style>
    <style:style style:name="T63" style:family="text">
      <style:text-properties fo:color="#0451a5" loext:opacity="100%" officeooo:rsid="003ee96b"/>
    </style:style>
    <style:style style:name="T64" style:family="text">
      <style:text-properties fo:color="#0451a5" loext:opacity="100%" officeooo:rsid="0041e812"/>
    </style:style>
    <style:style style:name="T65" style:family="text">
      <style:text-properties fo:color="#0451a5" loext:opacity="100%" officeooo:rsid="0042f053"/>
    </style:style>
    <style:style style:name="T66" style:family="text">
      <style:text-properties fo:color="#0451a5" loext:opacity="100%" officeooo:rsid="0045b063"/>
    </style:style>
    <style:style style:name="T67" style:family="text">
      <style:text-properties fo:color="#0451a5" loext:opacity="100%" officeooo:rsid="0048f1fa"/>
    </style:style>
    <style:style style:name="T68" style:family="text">
      <style:text-properties fo:color="#0451a5" loext:opacity="100%" officeooo:rsid="0049cb82"/>
    </style:style>
    <style:style style:name="T69" style:family="text">
      <style:text-properties fo:color="#0451a5" loext:opacity="100%" officeooo:rsid="004f70aa"/>
    </style:style>
    <style:style style:name="T70" style:family="text">
      <style:text-properties fo:color="#0451a5" loext:opacity="100%" officeooo:rsid="004fdd42"/>
    </style:style>
    <style:style style:name="T71" style:family="text">
      <style:text-properties fo:color="#0451a5" loext:opacity="100%" officeooo:rsid="00527951"/>
    </style:style>
    <style:style style:name="T72" style:family="text">
      <style:text-properties fo:color="#0451a5" loext:opacity="100%" officeooo:rsid="00758ad9"/>
    </style:style>
    <style:style style:name="T73" style:family="text">
      <style:text-properties officeooo:rsid="0035cda4"/>
    </style:style>
    <style:style style:name="T74"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5" style:family="text">
      <style:text-properties style:font-name="Liberation Serif" fo:font-size="12pt" style:text-underline-style="none" fo:font-weight="normal" officeooo:rsid="0005bd6b" style:font-size-asian="12pt" style:font-weight-asian="normal" style:font-size-complex="12pt" style:font-weight-complex="normal"/>
    </style:style>
    <style:style style:name="T76" style:family="text">
      <style:text-properties style:font-name="Liberation Serif" fo:font-size="12pt" style:text-underline-style="none" fo:font-weight="normal" officeooo:rsid="002b7797"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0067db1" style:font-size-asian="12pt" style:font-weight-asian="normal" style:font-size-complex="12pt" style:font-weight-complex="normal"/>
    </style:style>
    <style:style style:name="T78" style:family="text">
      <style:text-properties style:font-name="Liberation Serif" fo:font-size="12pt" style:text-underline-style="none" fo:font-weight="normal" officeooo:rsid="0071c385" style:font-size-asian="12pt" style:font-weight-asian="normal" style:font-size-complex="12pt" style:font-weight-complex="normal"/>
    </style:style>
    <style:style style:name="T79"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weight="normal" style:font-size-asian="12pt" style:font-size-complex="12pt"/>
    </style:style>
    <style:style style:name="T81" style:family="text">
      <style:text-properties style:font-name="Liberation Serif" fo:font-size="12pt" fo:font-weight="normal" officeooo:rsid="00889376" style:font-size-asian="12pt" style:font-size-complex="12pt"/>
    </style:style>
    <style:style style:name="T82" style:family="text">
      <style:text-properties style:font-name="Liberation Serif" fo:font-size="12pt" fo:font-weight="normal" officeooo:rsid="009e45dd" style:font-size-asian="12pt" style:font-size-complex="12pt"/>
    </style:style>
    <style:style style:name="T83" style:family="text">
      <style:text-properties style:font-name="Liberation Serif" fo:font-size="12pt" fo:font-weight="normal" officeooo:rsid="00b2a361" style:font-size-asian="12pt" style:font-size-complex="12pt"/>
    </style:style>
    <style:style style:name="T84" style:family="text">
      <style:text-properties officeooo:rsid="005ec2cf"/>
    </style:style>
    <style:style style:name="T85" style:family="text">
      <style:text-properties officeooo:rsid="00633d13"/>
    </style:style>
    <style:style style:name="T86" style:family="text">
      <style:text-properties officeooo:rsid="0063b86d"/>
    </style:style>
    <style:style style:name="T87" style:family="text">
      <style:text-properties fo:font-size="12pt" style:text-underline-style="none" fo:font-weight="normal" officeooo:rsid="000611e5" style:font-size-asian="12pt" style:font-weight-asian="normal" style:font-size-complex="12pt" style:font-weight-complex="normal"/>
    </style:style>
    <style:style style:name="T88" style:family="text">
      <style:text-properties fo:font-size="12pt" style:text-underline-style="none" fo:font-weight="normal" officeooo:rsid="00081de4" style:font-size-asian="12pt" style:font-weight-asian="normal" style:font-size-complex="12pt" style:font-weight-complex="normal"/>
    </style:style>
    <style:style style:name="T89" style:family="text">
      <style:text-properties fo:font-size="12pt" style:text-underline-style="none" fo:font-weight="normal" officeooo:rsid="00081de4" style:font-size-asian="10.5pt" style:font-weight-asian="normal" style:font-size-complex="12pt" style:font-weight-complex="normal"/>
    </style:style>
    <style:style style:name="T90" style:family="text">
      <style:text-properties fo:font-size="12pt" style:text-underline-style="none" fo:font-weight="normal" officeooo:rsid="0009c32a" style:font-size-asian="10.5pt" style:font-weight-asian="normal" style:font-size-complex="12pt" style:font-weight-complex="normal"/>
    </style:style>
    <style:style style:name="T91" style:family="text">
      <style:text-properties fo:font-size="12pt" style:text-underline-style="none" fo:font-weight="normal" officeooo:rsid="000beb16" style:font-size-asian="10.5pt" style:font-weight-asian="normal" style:font-size-complex="12pt" style:font-weight-complex="normal"/>
    </style:style>
    <style:style style:name="T92" style:family="text">
      <style:text-properties fo:font-size="12pt" style:text-underline-style="none" fo:font-weight="normal" officeooo:rsid="000d6d51" style:font-size-asian="10.5pt" style:font-weight-asian="normal" style:font-size-complex="12pt" style:font-weight-complex="normal"/>
    </style:style>
    <style:style style:name="T93" style:family="text">
      <style:text-properties officeooo:rsid="006db7be"/>
    </style:style>
    <style:style style:name="T94" style:family="text">
      <style:text-properties officeooo:rsid="00747cd6"/>
    </style:style>
    <style:style style:name="T95" style:family="text">
      <style:text-properties officeooo:rsid="00758ad9"/>
    </style:style>
    <style:style style:name="T96" style:family="text">
      <style:text-properties officeooo:rsid="007ad115"/>
    </style:style>
    <style:style style:name="T97" style:family="text">
      <style:text-properties officeooo:rsid="007b7209"/>
    </style:style>
    <style:style style:name="T98" style:family="text">
      <style:text-properties officeooo:rsid="007c2178"/>
    </style:style>
    <style:style style:name="T99"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0"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1"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2"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03"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04"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05"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06"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07"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08"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09"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10"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11" style:family="text">
      <style:text-properties fo:font-variant="normal" fo:text-transform="none" fo:color="#212121" loext:opacity="100%" fo:letter-spacing="normal" fo:background-color="#fffffe" loext:char-shading-value="0"/>
    </style:style>
    <style:style style:name="T112" style:family="text">
      <style:text-properties fo:font-variant="normal" fo:text-transform="none" fo:color="#212121" loext:opacity="100%" fo:letter-spacing="normal" officeooo:rsid="00950782" fo:background-color="#fffffe" loext:char-shading-value="0"/>
    </style:style>
    <style:style style:name="T113" style:family="text">
      <style:text-properties fo:font-variant="normal" fo:text-transform="none" fo:color="#000000" loext:opacity="100%" fo:letter-spacing="normal" fo:font-style="normal" fo:background-color="#fffffe" loext:char-shading-value="0"/>
    </style:style>
    <style:style style:name="T114" style:family="text">
      <style:text-properties fo:font-variant="normal" fo:text-transform="none" fo:color="#000000" loext:opacity="100%" fo:letter-spacing="normal" fo:font-style="normal" officeooo:rsid="002dffd5" fo:background-color="#fffffe" loext:char-shading-value="0"/>
    </style:style>
    <style:style style:name="T115"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16"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17"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18"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19"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20"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21"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22"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23"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24" style:family="text">
      <style:text-properties officeooo:rsid="00882d25"/>
    </style:style>
    <style:style style:name="T125" style:family="text">
      <style:text-properties fo:color="#098658" loext:opacity="100%"/>
    </style:style>
    <style:style style:name="T126" style:family="text">
      <style:text-properties officeooo:rsid="00910175"/>
    </style:style>
    <style:style style:name="T127" style:family="text">
      <style:text-properties officeooo:rsid="0096e211"/>
    </style:style>
    <style:style style:name="T128" style:family="text">
      <style:text-properties officeooo:rsid="009860df"/>
    </style:style>
    <style:style style:name="T129" style:family="text">
      <style:text-properties officeooo:rsid="009adb59"/>
    </style:style>
    <style:style style:name="T130" style:family="text">
      <style:text-properties officeooo:rsid="009ccc76"/>
    </style:style>
    <style:style style:name="T131" style:family="text">
      <style:text-properties officeooo:rsid="00ac1f6a"/>
    </style:style>
    <style:style style:name="T132" style:family="text">
      <style:text-properties officeooo:rsid="00ac631a"/>
    </style:style>
    <style:style style:name="T133" style:family="text">
      <style:text-properties officeooo:rsid="00adbb8b"/>
    </style:style>
    <style:style style:name="T134" style:family="text">
      <style:text-properties officeooo:rsid="00ae3154"/>
    </style:style>
    <style:style style:name="T135" style:family="text">
      <style:text-properties officeooo:rsid="00af5d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STS DE CAJA NEGRA - ABM USUARIO -:</text:p>
      <text:p text:style-name="P59"/>
      <text:p text:style-name="P59"/>
      <text:p text:style-name="P60">ADD <text:span text:style-name="T97">USER</text:span>:</text:p>
      <text:p text:style-name="P11"/>
      <text:p text:style-name="P69">Insertar usuario al momento inexistente, con todos los campos <text:span text:style-name="T94">(salvo el campo id)</text:span> y valores sintácticamente correctos, <text:span text:style-name="T1">definiendo </text:span><text:span text:style-name="T95">un</text:span><text:span text:style-name="T1"> rol sintácticamente correcto: </text:span></text:p>
      <text:p text:style-name="P69"/>
      <text:p text:style-name="P87"><text:span text:style-name="T35">Input para output </text:span><text:span text:style-name="T36">OK</text:span><text:span text:style-name="T35">:</text:span></text:p>
      <text:p text:style-name="P31">{</text:p>
      <text:p text:style-name="P12"><text:span text:style-name="T22"><text:tab/>"date"</text:span>:<text:span text:style-name="T52">"2021-06-18"</text:span>,</text:p>
      <text:p text:style-name="P12"><text:span text:style-name="T22"><text:tab/>"name"</text:span>:<text:span text:style-name="T52">"name</text:span><text:span text:style-name="T72">1</text:span><text:span text:style-name="T52">"</text:span>,</text:p>
      <text:p text:style-name="P12"><text:span text:style-name="T22"><text:tab/>"password"</text:span>:<text:span text:style-name="T52">"password</text:span><text:span text:style-name="T72">1</text:span><text:span text:style-name="T52">"</text:span>,</text:p>
      <text:p text:style-name="P12"><text:span text:style-name="T22"><text:tab/>"roles"</text:span>: <text:s/>[<text:tab/>{<text:span text:style-name="T22">"nameRole"</text:span>:<text:span text:style-name="T52">"role1"</text:span>,<text:span text:style-name="T22">"description"</text:span>:<text:span text:style-name="T52">"desc1"</text:span>,<text:span text:style-name="T22">"users"</text:span>:[]},</text:p>
      <text:p text:style-name="P12"><text:tab/><text:tab/><text:tab/>{<text:span text:style-name="T22">"nameRole"</text:span>:<text:span text:style-name="T52">"role2"</text:span>,<text:span text:style-name="T22">"description"</text:span>:<text:span text:style-name="T52">"desc2"</text:span>,<text:span text:style-name="T22">"users"</text:span>:[]}</text:p>
      <text:p text:style-name="P12"><text:tab/><text:tab/> <text:s/>]</text:p>
      <text:p text:style-name="P31">}</text:p>
      <text:p text:style-name="P68"/>
      <text:p text:style-name="P68"/>
      <text:p text:style-name="P68">Insertar usuario al momento inexistente, con todos los campos <text:span text:style-name="T94">(salvo el campo id)</text:span> y valores sintácticamente correctos, <text:span text:style-name="T1">definiendo dos roles sintácticamente correctos: </text:span></text:p>
      <text:p text:style-name="P68"/>
      <text:p text:style-name="P71"><text:span text:style-name="T35">Input para output </text:span><text:span text:style-name="T36">OK</text:span><text:span text:style-name="T35">:</text:span></text:p>
      <text:p text:style-name="P22">{</text:p>
      <text:p text:style-name="P2"><text:span text:style-name="T22"><text:tab/>"date"</text:span>:<text:span text:style-name="T52">"2021-06-18"</text:span>,</text:p>
      <text:p text:style-name="P2"><text:span text:style-name="T22"><text:tab/>"name"</text:span>:<text:span text:style-name="T52">"name</text:span><text:span text:style-name="T54">2</text:span><text:span text:style-name="T52">"</text:span>,</text:p>
      <text:p text:style-name="P2"><text:span text:style-name="T22"><text:tab/>"password"</text:span>:<text:span text:style-name="T52">"password</text:span><text:span text:style-name="T54">2</text:span><text:span text:style-name="T52">"</text:span>,</text:p>
      <text:p text:style-name="P2"><text:span text:style-name="T22"><text:tab/>"roles"</text:span>: <text:s/>[<text:tab/>{<text:span text:style-name="T22">"nameRole"</text:span>:<text:span text:style-name="T52">"role1"</text:span>,<text:span text:style-name="T22">"description"</text:span>:<text:span text:style-name="T52">"desc1"</text:span>,<text:span text:style-name="T22">"users"</text:span>:[]},</text:p>
      <text:p text:style-name="P2"><text:tab/><text:tab/><text:tab/>{<text:span text:style-name="T22">"nameRole"</text:span>:<text:span text:style-name="T52">"role2"</text:span>,<text:span text:style-name="T22">"description"</text:span>:<text:span text:style-name="T52">"desc2"</text:span>,<text:span text:style-name="T22">"users"</text:span>:[]}</text:p>
      <text:p text:style-name="P2"><text:tab/><text:tab/> <text:s/>]</text:p>
      <text:p text:style-name="P22">}</text:p>
      <text:p text:style-name="P67"/>
      <text:p text:style-name="P92">Insertar usuario con los campos mínimos admisibles, sintácticamente correctos:</text:p>
      <text:p text:style-name="P92"/>
      <text:p text:style-name="P72"><text:span text:style-name="T35">Input para output </text:span><text:span text:style-name="T36">OK</text:span><text:span text:style-name="T35">:</text:span></text:p>
      <text:p text:style-name="P92"/>
      <text:p text:style-name="P23">{</text:p>
      <text:p text:style-name="P3"><text:span text:style-name="T22"><text:tab/>"name"</text:span>:<text:span text:style-name="T52">"name</text:span><text:span text:style-name="T59">3</text:span><text:span text:style-name="T52">"</text:span>,</text:p>
      <text:p text:style-name="P3"><text:span text:style-name="T22"><text:tab/>"password"</text:span>:<text:span text:style-name="T52">"password</text:span><text:span text:style-name="T59">3</text:span><text:span text:style-name="T52">"</text:span></text:p>
      <text:p text:style-name="P23">}</text:p>
      <text:p text:style-name="P66"/>
      <text:p text:style-name="P66"/>
      <text:p text:style-name="P66"/>
      <text:p text:style-name="P66"/>
      <text:p text:style-name="P66"/>
      <text:p text:style-name="P66"/>
      <text:p text:style-name="P66"/>
      <text:p text:style-name="P66"/>
      <text:p text:style-name="P61"><text:soft-page-break/>OUTPUTS NOT OK:</text:p>
      <text:p text:style-name="P61"/>
      <text:p text:style-name="P63">FALTA VALIDAR Q UN USUARIO NO PUEDE TENER DUPLICADOS LOS ROLES</text:p>
      <text:p text:style-name="P65"/>
      <text:p text:style-name="P98">Insertar input <text:span text:style-name="T73">OK </text:span>con endpoint incorrecto:</text:p>
      <text:p text:style-name="P98"/>
      <text:list xml:id="list4093346107" text:style-name="L1">
        <text:list-item>
          <text:p text:style-name="P153"><text:span text:style-name="T74">Input: </text:span><text:span text:style-name="T44">{</text:span><text:span text:style-name="T23">"name"</text:span><text:span text:style-name="T51">:</text:span><text:span text:style-name="T55">"name</text:span><text:span text:style-name="T56">4</text:span><text:span text:style-name="T55">"</text:span><text:span text:style-name="T51">, </text:span><text:span text:style-name="T23">"password"</text:span><text:span text:style-name="T51">:</text:span><text:span text:style-name="T55">"password</text:span><text:span text:style-name="T56">4</text:span><text:span text:style-name="T55">"</text:span><text:span text:style-name="T44">}</text:span></text:p>
          <text:p text:style-name="P155">Tipo de envío: POST. </text:p>
          <text:p text:style-name="P155">Endpoint: http://localhost:8040/user/addd</text:p>
          <text:p text:style-name="P155"/>
        </text:list-item>
        <text:list-item>
          <text:p text:style-name="P153"><text:span text:style-name="T47">Input: </text:span><text:span text:style-name="T44">{</text:span><text:span text:style-name="T24">"name"</text:span><text:span text:style-name="T45">:</text:span><text:span text:style-name="T57">"name</text:span><text:span text:style-name="T58">5</text:span><text:span text:style-name="T57">"</text:span><text:span text:style-name="T45">, </text:span><text:span text:style-name="T24">"password"</text:span><text:span text:style-name="T45">:</text:span><text:span text:style-name="T57">"password</text:span><text:span text:style-name="T58">5</text:span><text:span text:style-name="T57">"</text:span><text:span text:style-name="T44">}</text:span></text:p>
          <text:p text:style-name="P155">Tipo de envío: POST.</text:p>
          <text:p text:style-name="P153"><text:span text:style-name="T45">Endpoint: http://localhost:8040/user</text:span><text:span text:style-name="T46">r</text:span><text:span text:style-name="T45">/add</text:span></text:p>
          <text:p text:style-name="P155"/>
        </text:list-item>
        <text:list-item>
          <text:p text:style-name="P153"><text:span text:style-name="T47">Input: </text:span><text:span text:style-name="T44">{</text:span><text:span text:style-name="T24">"name"</text:span><text:span text:style-name="T45">:</text:span><text:span text:style-name="T57">"name</text:span><text:span text:style-name="T58">6</text:span><text:span text:style-name="T57">"</text:span><text:span text:style-name="T45">, </text:span><text:span text:style-name="T24">"password"</text:span><text:span text:style-name="T45">:</text:span><text:span text:style-name="T57">"password</text:span><text:span text:style-name="T58">6</text:span><text:span text:style-name="T57">"</text:span><text:span text:style-name="T44">}</text:span></text:p>
          <text:p text:style-name="P155">Tipo de envío: POST.</text:p>
          <text:p text:style-name="P153"><text:span text:style-name="T45">Endpoint: http://localhost:804</text:span><text:span text:style-name="T46">1</text:span><text:span text:style-name="T45">/user/add</text:span></text:p>
          <text:p text:style-name="P155"/>
        </text:list-item>
        <text:list-item>
          <text:p text:style-name="P153"><text:span text:style-name="T47">Input: </text:span><text:span text:style-name="T44">{</text:span><text:span text:style-name="T24">"name"</text:span><text:span text:style-name="T45">:</text:span><text:span text:style-name="T57">"name</text:span><text:span text:style-name="T58">7</text:span><text:span text:style-name="T57">"</text:span><text:span text:style-name="T45">, </text:span><text:span text:style-name="T24">"password"</text:span><text:span text:style-name="T45">:</text:span><text:span text:style-name="T57">"password</text:span><text:span text:style-name="T58">7</text:span><text:span text:style-name="T57">"</text:span><text:span text:style-name="T44">}</text:span></text:p>
          <text:p text:style-name="P153"><text:span text:style-name="T45">Tipo de envío: P</text:span><text:span text:style-name="T46">UT</text:span><text:span text:style-name="T45">. </text:span></text:p>
          <text:p text:style-name="P155">Endpoint: http://localhost:8040/user/add</text:p>
        </text:list-item>
      </text:list>
      <text:p text:style-name="P110"/>
      <text:p text:style-name="P103"><text:span text:style-name="T3">Insertar usuario con los campos mínimos admisibles sintácticamente correctos, </text:span><text:span text:style-name="T2">salvo el</text:span> <text:span text:style-name="T6">valor del </text:span>campo id mal definido sintácticamente:</text:p>
      <text:p text:style-name="P103"/>
      <text:p text:style-name="P73"><text:span text:style-name="T35">Input para output </text:span><text:span text:style-name="T37">NOT </text:span><text:span text:style-name="T36">OK</text:span><text:span text:style-name="T35">:</text:span></text:p>
      <text:p text:style-name="P103"/>
      <text:p text:style-name="P24">{</text:p>
      <text:p text:style-name="P137"><text:span text:style-name="T43"><text:tab/></text:span><text:span text:style-name="T25">"</text:span><text:span text:style-name="T26">id</text:span><text:span text:style-name="T25">"</text:span><text:span text:style-name="T43">:</text:span><text:span text:style-name="T61">"</text:span><text:span text:style-name="T62">a</text:span><text:span text:style-name="T61">"</text:span><text:span text:style-name="T43">,</text:span></text:p>
      <text:p text:style-name="P4"><text:span text:style-name="T22"><text:tab/>"name"</text:span>:<text:span text:style-name="T52">"name</text:span><text:span text:style-name="T63">9</text:span><text:span text:style-name="T52">"</text:span>,</text:p>
      <text:p text:style-name="P4"><text:span text:style-name="T22"><text:tab/>"password"</text:span>:<text:span text:style-name="T52">"password</text:span><text:span text:style-name="T63">9</text:span><text:span text:style-name="T52">"</text:span></text:p>
      <text:p text:style-name="P24">}</text:p>
      <text:p text:style-name="P103"/>
      <text:p text:style-name="P104"><text:span text:style-name="T3">Insertar usuario con los campos mínimos admisibles sintácticamente correctos, </text:span><text:span text:style-name="T2">salvo el</text:span> campo <text:span text:style-name="T7">nombre</text:span> mal definido sintácticamente:</text:p>
      <text:p text:style-name="P104"/>
      <text:p text:style-name="P74"><text:span text:style-name="T35">Input para output </text:span><text:span text:style-name="T37">NOT </text:span><text:span text:style-name="T36">OK</text:span><text:span text:style-name="T35">:</text:span></text:p>
      <text:p text:style-name="P42"/>
      <text:p text:style-name="P25">{</text:p>
      <text:p text:style-name="P5"><text:span text:style-name="T22"><text:tab/>"n</text:span><text:span text:style-name="T27">ombre</text:span><text:span text:style-name="T22">"</text:span>:<text:span text:style-name="T52">"name</text:span><text:span text:style-name="T63">9</text:span><text:span text:style-name="T52">"</text:span>,</text:p>
      <text:p text:style-name="P5"><text:span text:style-name="T22"><text:tab/>"password"</text:span>:<text:span text:style-name="T52">"password</text:span><text:span text:style-name="T63">9</text:span><text:span text:style-name="T52">"</text:span></text:p>
      <text:p text:style-name="P25">}</text:p>
      <text:p text:style-name="P25"/>
      <text:p text:style-name="P25"/>
      <text:p text:style-name="P25"/>
      <text:p text:style-name="P25"/>
      <text:p text:style-name="P25"/>
      <text:p text:style-name="P25"/>
      <text:p text:style-name="P25"/>
      <text:p text:style-name="P104"><text:soft-page-break/><text:span text:style-name="T3">Insertar usuario con los campos mínimos admisibles sintácticamente correctos, </text:span><text:span text:style-name="T2">salvo el</text:span> <text:span text:style-name="T6">valor del </text:span>campo <text:span text:style-name="T7">nombre</text:span> mal definido sintácticamente:</text:p>
      <text:p text:style-name="P104"/>
      <text:p text:style-name="P75"><text:span text:style-name="T35">Input para output </text:span><text:span text:style-name="T37">NOT </text:span><text:span text:style-name="T36">OK</text:span><text:span text:style-name="T35">:</text:span></text:p>
      <text:p text:style-name="P43"/>
      <text:p text:style-name="P26">{</text:p>
      <text:p text:style-name="P6"><text:span text:style-name="T22"><text:tab/>"n</text:span><text:span text:style-name="T28">ame</text:span><text:span text:style-name="T22">"</text:span>:<text:span text:style-name="T52">name</text:span><text:span text:style-name="T64">10</text:span>,</text:p>
      <text:p text:style-name="P6"><text:span text:style-name="T22"><text:tab/>"password"</text:span>:<text:span text:style-name="T52">"password</text:span><text:span text:style-name="T65">10</text:span><text:span text:style-name="T52">"</text:span></text:p>
      <text:p text:style-name="P26">}</text:p>
      <text:p text:style-name="P104"/>
      <text:p text:style-name="P105"><text:span text:style-name="T3">Insertar usuario con los campos mínimos admisibles sintácticamente correctos, </text:span><text:span text:style-name="T2">salvo el</text:span> campo <text:span text:style-name="T8">contraseña</text:span> mal definido sintácticamente:</text:p>
      <text:p text:style-name="P105"/>
      <text:p text:style-name="P76"><text:span text:style-name="T35">Input para output </text:span><text:span text:style-name="T37">NOT </text:span><text:span text:style-name="T36">OK</text:span><text:span text:style-name="T35">:</text:span></text:p>
      <text:p text:style-name="P44"/>
      <text:p text:style-name="P27">{</text:p>
      <text:p text:style-name="P7"><text:span text:style-name="T22"><text:tab/>"n</text:span><text:span text:style-name="T28">ame</text:span><text:span text:style-name="T22">"</text:span>:<text:span text:style-name="T52">name</text:span><text:span text:style-name="T64">1</text:span><text:span text:style-name="T65">1</text:span>,</text:p>
      <text:p text:style-name="P7"><text:span text:style-name="T22"><text:tab/>"password</text:span><text:span text:style-name="T29">d</text:span><text:span text:style-name="T22">"</text:span>:<text:span text:style-name="T52">"password</text:span><text:span text:style-name="T65">11</text:span><text:span text:style-name="T52">"</text:span></text:p>
      <text:p text:style-name="P27">}</text:p>
      <text:p text:style-name="P105"/>
      <text:p text:style-name="P105"><text:span text:style-name="T3">Insertar usuario con los campos mínimos admisibles sintácticamente correctos, </text:span><text:span text:style-name="T2">salvo el</text:span> <text:span text:style-name="T6">valor del </text:span>campo <text:span text:style-name="T8">contraseña</text:span> mal definido sintácticamente:</text:p>
      <text:p text:style-name="P105"/>
      <text:p text:style-name="P77"><text:span text:style-name="T35">Input para output </text:span><text:span text:style-name="T37">NOT </text:span><text:span text:style-name="T36">OK</text:span><text:span text:style-name="T35">:</text:span></text:p>
      <text:p text:style-name="P45"/>
      <text:p text:style-name="P28">{</text:p>
      <text:p text:style-name="P8"><text:span text:style-name="T22"><text:tab/>"n</text:span><text:span text:style-name="T28">ame</text:span><text:span text:style-name="T22">"</text:span>:<text:span text:style-name="T52">name</text:span><text:span text:style-name="T66">12</text:span>,</text:p>
      <text:p text:style-name="P8"><text:span text:style-name="T22"><text:tab/>"password"</text:span>:<text:span text:style-name="T52">password</text:span><text:span text:style-name="T65">1</text:span><text:span text:style-name="T66">2</text:span></text:p>
      <text:p text:style-name="P28">}</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5"/>
      <text:p text:style-name="P138"><text:soft-page-break/><text:span text:style-name="T87">Insertar usuario con los campos mínimos admisibles sintácticamente correctos, </text:span><text:span text:style-name="T88">salvo el</text:span><text:span text:style-name="T89"> </text:span><text:span text:style-name="T90">valor del </text:span><text:span text:style-name="T89">campo </text:span><text:span text:style-name="T91">roles</text:span><text:span text:style-name="T89"> mal definido sintácticamente </text:span><text:span text:style-name="T92">o semánticamente</text:span><text:span text:style-name="T89">:</text:span></text:p>
      <text:p text:style-name="P37"/>
      <text:list xml:id="list1616269593" text:style-name="L2">
        <text:list-item>
          <text:p text:style-name="P173">Insertar el valor del campo id de rol, mal definido sintácticamente:</text:p>
          <text:p text:style-name="P173"/>
        </text:list-item>
      </text:list>
      <text:p text:style-name="P78"><text:span text:style-name="T35">Input para output </text:span><text:span text:style-name="T37">NOT </text:span><text:span text:style-name="T36">OK</text:span><text:span text:style-name="T35">:</text:span></text:p>
      <text:p text:style-name="P112"/>
      <text:p text:style-name="P32"><text:tab/>{</text:p>
      <text:p text:style-name="P13"><text:span text:style-name="T22"><text:tab/><text:tab/>"name"</text:span>:<text:span text:style-name="T52">"name1</text:span><text:span text:style-name="T68">4</text:span><text:span text:style-name="T52">"</text:span>,</text:p>
      <text:p text:style-name="P13"><text:span text:style-name="T22"><text:tab/><text:tab/>"password"</text:span>:<text:span text:style-name="T52">"password1</text:span><text:span text:style-name="T68">4</text:span><text:span text:style-name="T52">"</text:span>,</text:p>
      <text:p text:style-name="P13"><text:span text:style-name="T22"><text:tab/><text:tab/>"rol</text:span><text:span text:style-name="T31">es</text:span><text:span text:style-name="T22">"</text:span>:[{<text:span text:style-name="T22">"</text:span><text:span text:style-name="T30">id</text:span><text:span text:style-name="T22">"</text:span>:<text:span text:style-name="T52">"</text:span><text:span text:style-name="T68">a</text:span><text:span text:style-name="T52">",</text:span><text:span text:style-name="T22">"nameRole"</text:span>:<text:span text:style-name="T52">"role1"</text:span>,<text:span text:style-name="T22">"description"</text:span>:<text:span text:style-name="T52">"desc</text:span><text:span text:style-name="T68">1</text:span><text:span text:style-name="T52">"</text:span>,<text:span text:style-name="T22">"users"</text:span>:[]}]</text:p>
      <text:p text:style-name="P46"><text:tab/>}</text:p>
      <text:p text:style-name="P46"/>
      <text:list xml:id="list185632424435700" text:continue-numbering="true" text:style-name="L2">
        <text:list-item>
          <text:p text:style-name="P173">Insertar campo nombre de rol, mal definido sintácticamente:</text:p>
        </text:list-item>
      </text:list>
      <text:p text:style-name="P112"/>
      <text:p text:style-name="P78"><text:span text:style-name="T35">Input para output </text:span><text:span text:style-name="T37">NOT </text:span><text:span text:style-name="T36">OK</text:span><text:span text:style-name="T35">:</text:span></text:p>
      <text:p text:style-name="P113"/>
      <text:p text:style-name="P33"><text:tab/>{</text:p>
      <text:p text:style-name="P14"><text:span text:style-name="T22"><text:tab/><text:tab/>"name"</text:span>:<text:span text:style-name="T52">"name1</text:span><text:span text:style-name="T68">4</text:span><text:span text:style-name="T52">"</text:span>,</text:p>
      <text:p text:style-name="P14"><text:span text:style-name="T22"><text:tab/><text:tab/>"password"</text:span>:<text:span text:style-name="T52">"password1</text:span><text:span text:style-name="T68">4</text:span><text:span text:style-name="T52">"</text:span>,</text:p>
      <text:p text:style-name="P14"><text:span text:style-name="T22"><text:tab/><text:tab/>"rol</text:span><text:span text:style-name="T31">es</text:span><text:span text:style-name="T22">"</text:span>:[{<text:span text:style-name="T22">"name"</text:span>:<text:span text:style-name="T52">"role1"</text:span>,<text:span text:style-name="T22">"description"</text:span>:<text:span text:style-name="T52">"desc</text:span><text:span text:style-name="T68">1</text:span><text:span text:style-name="T52">"</text:span>,<text:span text:style-name="T22">"users"</text:span>:[]}]</text:p>
      <text:p text:style-name="P47"><text:tab/>}</text:p>
      <text:p text:style-name="P47"/>
      <text:list xml:id="list185633654144053" text:continue-numbering="true" text:style-name="L2">
        <text:list-item>
          <text:p text:style-name="P173">Insertar el valor del campo nombre de rol, mal definido sintácticamente:</text:p>
        </text:list-item>
      </text:list>
      <text:p text:style-name="P112"/>
      <text:p text:style-name="P79"><text:span text:style-name="T35">Input para output </text:span><text:span text:style-name="T37">NOT </text:span><text:span text:style-name="T36">OK</text:span><text:span text:style-name="T35">:</text:span></text:p>
      <text:p text:style-name="P114"/>
      <text:p text:style-name="P34"><text:tab/>{</text:p>
      <text:p text:style-name="P15"><text:span text:style-name="T22"><text:tab/><text:tab/>"name"</text:span>:<text:span text:style-name="T52">"name1</text:span><text:span text:style-name="T69">5</text:span><text:span text:style-name="T52">"</text:span>,</text:p>
      <text:p text:style-name="P15"><text:span text:style-name="T22"><text:tab/><text:tab/>"password"</text:span>:<text:span text:style-name="T52">"password1</text:span><text:span text:style-name="T69">5</text:span><text:span text:style-name="T52">"</text:span>,</text:p>
      <text:p text:style-name="P15"><text:span text:style-name="T22"><text:tab/><text:tab/>"rol</text:span><text:span text:style-name="T32">es</text:span><text:span text:style-name="T22">"</text:span>:[{<text:span text:style-name="T22">"name</text:span><text:span text:style-name="T34">Role</text:span><text:span text:style-name="T22">"</text:span>:<text:span text:style-name="T52">role1</text:span>,<text:span text:style-name="T22">"description"</text:span>:<text:span text:style-name="T52">"desc</text:span><text:span text:style-name="T68">1</text:span><text:span text:style-name="T52">"</text:span>,<text:span text:style-name="T22">"users"</text:span>:[]}]</text:p>
      <text:p text:style-name="P48"><text:tab/>}</text:p>
      <text:p text:style-name="P49"/>
      <text:list xml:id="list185633599598732" text:continue-numbering="true" text:style-name="L2">
        <text:list-item>
          <text:p text:style-name="P173">Insertar el valor del campo descripción de rol, mal definido sintácticamente:</text:p>
        </text:list-item>
      </text:list>
      <text:p text:style-name="P112"/>
      <text:p text:style-name="P80"><text:span text:style-name="T35">Input para output </text:span><text:span text:style-name="T37">NOT </text:span><text:span text:style-name="T36">OK</text:span><text:span text:style-name="T35">:</text:span></text:p>
      <text:p text:style-name="P115"/>
      <text:p text:style-name="P35"><text:tab/>{</text:p>
      <text:p text:style-name="P16"><text:span text:style-name="T22"><text:tab/><text:tab/>"name"</text:span>:<text:span text:style-name="T52">"name1</text:span><text:span text:style-name="T71">7</text:span><text:span text:style-name="T52">"</text:span>,</text:p>
      <text:p text:style-name="P16"><text:span text:style-name="T22"><text:tab/><text:tab/>"password"</text:span>:<text:span text:style-name="T52">"password1</text:span><text:span text:style-name="T71">7</text:span><text:span text:style-name="T52">"</text:span>,</text:p>
      <text:p text:style-name="P16"><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s"</text:span>:[]}]</text:p>
      <text:p text:style-name="P50"><text:tab/>}</text:p>
      <text:p text:style-name="P112"/>
      <text:list xml:id="list185632701707254" text:continue-numbering="true" text:style-name="L2">
        <text:list-item>
          <text:p text:style-name="P173">Insertar el valor del campo usuarios del rol, mal definido sintácticamente:</text:p>
        </text:list-item>
      </text:list>
      <text:p text:style-name="P112"/>
      <text:p text:style-name="P81"><text:span text:style-name="T35">Input para output </text:span><text:span text:style-name="T37">NOT </text:span><text:span text:style-name="T36">OK</text:span><text:span text:style-name="T35">:</text:span></text:p>
      <text:p text:style-name="P116"/>
      <text:p text:style-name="P36"><text:tab/>{</text:p>
      <text:p text:style-name="P17"><text:span text:style-name="T22"><text:tab/><text:tab/>"name"</text:span>:<text:span text:style-name="T52">"name1</text:span><text:span text:style-name="T71">7</text:span><text:span text:style-name="T52">"</text:span>,</text:p>
      <text:p text:style-name="P17"><text:span text:style-name="T22"><text:tab/><text:tab/>"password"</text:span>:<text:span text:style-name="T52">"password1</text:span><text:span text:style-name="T71">7</text:span><text:span text:style-name="T52">"</text:span>,</text:p>
      <text:p text:style-name="P17"><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span text:style-name="T52">"</text:span>[]<text:span text:style-name="T52">"</text:span>}]</text:p>
      <text:p text:style-name="P51"><text:tab/>}</text:p>
      <text:p text:style-name="P56"><text:soft-page-break/>OUTPUTS <text:span text:style-name="T85">WARNINGS </text:span></text:p>
      <text:p text:style-name="P56"><text:span text:style-name="T86">(se realiza la persistencia en BD con devolución de warning al cliente)</text:span>:</text:p>
      <text:p text:style-name="P57"/>
      <text:p text:style-name="P131"/>
      <text:p text:style-name="P132">Insertar usuario existente (definiendo <text:s/>el campo <text:span text:style-name="T93">name</text:span> de manera sintácticamente correcta, con un valor sintácticamente correcto pero semánticamente correspondiendo a un <text:span text:style-name="T93">nombre</text:span> ya registrado en la BD):</text:p>
      <text:p text:style-name="P132"/>
      <text:p text:style-name="P82"><text:span text:style-name="T35">Input para output </text:span><text:span text:style-name="T38">WARNING</text:span><text:span text:style-name="T35">:</text:span></text:p>
      <text:p text:style-name="P132"/>
      <text:p text:style-name="P29">{</text:p>
      <text:p text:style-name="P9"><text:span text:style-name="T22"><text:tab/>"name"</text:span>:<text:span text:style-name="T52">"name</text:span><text:span text:style-name="T60">8</text:span><text:span text:style-name="T52">"</text:span>,</text:p>
      <text:p text:style-name="P9"><text:span text:style-name="T22"><text:tab/>"password"</text:span>:<text:span text:style-name="T52">"password</text:span><text:span text:style-name="T60">8</text:span><text:span text:style-name="T52">"</text:span></text:p>
      <text:p text:style-name="P29">}</text:p>
      <text:p text:style-name="P96"/>
      <text:p text:style-name="P109"><text:span text:style-name="T3">Insertar usuario con los campos mínimos admisibles sintácticamente correctos, </text:span><text:span text:style-name="T2">salvo el</text:span> campo <text:span text:style-name="T9">roles </text:span>mal definido sintácticamente:</text:p>
      <text:p text:style-name="P109"/>
      <text:p text:style-name="P82"><text:span text:style-name="T35">Input para output </text:span><text:span text:style-name="T38">WARNING</text:span><text:span text:style-name="T35">:</text:span></text:p>
      <text:p text:style-name="P109"/>
      <text:p text:style-name="P38">{</text:p>
      <text:p text:style-name="P18"><text:span text:style-name="T22"><text:tab/>"name"</text:span>:<text:span text:style-name="T52">"name13"</text:span>,</text:p>
      <text:p text:style-name="P18"><text:span text:style-name="T22"><text:tab/>"password"</text:span>:<text:span text:style-name="T52">"password13"</text:span>,</text:p>
      <text:p text:style-name="P18"><text:span text:style-name="T22"><text:tab/>"rol"</text:span>:[{<text:span text:style-name="T22">"nameRole"</text:span>:<text:span text:style-name="T52">"role1"</text:span>,<text:span text:style-name="T22">"description"</text:span>:<text:span text:style-name="T52">"desc1"</text:span>,<text:span text:style-name="T22">"users"</text:span>:[]}]</text:p>
      <text:p text:style-name="P54">}</text:p>
      <text:p text:style-name="P102"/>
      <text:p text:style-name="P139"><text:span text:style-name="T87">Insertar usuario con los campos mínimos admisibles sintácticamente correctos, </text:span><text:span text:style-name="T88">salvo el</text:span><text:span text:style-name="T89"> </text:span><text:span text:style-name="T90">valor del </text:span><text:span text:style-name="T89">campo </text:span><text:span text:style-name="T91">roles</text:span><text:span text:style-name="T89"> mal definido sintácticamente </text:span><text:span text:style-name="T92">o semánticamente</text:span><text:span text:style-name="T89">:</text:span></text:p>
      <text:p text:style-name="P111"/>
      <text:list xml:id="list185632291307208" text:continue-numbering="true" text:style-name="L2">
        <text:list-item>
          <text:p text:style-name="P174">Insertar campo id de rol, mal definido sintácticamente: </text:p>
        </text:list-item>
      </text:list>
      <text:p text:style-name="P117"/>
      <text:p text:style-name="P83"><text:span text:style-name="T35">Input para output </text:span><text:span text:style-name="T39">WARNING</text:span><text:span text:style-name="T35">:</text:span></text:p>
      <text:p text:style-name="P111"/>
      <text:p text:style-name="P39"><text:tab/>{</text:p>
      <text:p text:style-name="P19"><text:span text:style-name="T22"><text:tab/><text:tab/>"name"</text:span>:<text:span text:style-name="T52">"name13"</text:span>,</text:p>
      <text:p text:style-name="P19"><text:span text:style-name="T22"><text:tab/><text:tab/>"password"</text:span>:<text:span text:style-name="T52">"password13"</text:span>,</text:p>
      <text:p text:style-name="P19"><text:span text:style-name="T22"><text:tab/><text:tab/>"rol"</text:span>:[{<text:span text:style-name="T22">"</text:span><text:span text:style-name="T30">idd</text:span><text:span text:style-name="T22">"</text:span>:<text:span text:style-name="T52">"1</text:span><text:span text:style-name="T67">0</text:span><text:span text:style-name="T52">",</text:span><text:span text:style-name="T22">"nameRole"</text:span>:<text:span text:style-name="T52">"role1"</text:span>,<text:span text:style-name="T22">"description"</text:span>:<text:span text:style-name="T52">"desc1"</text:span>,<text:span text:style-name="T22">"users"</text:span>:[]}]</text:p>
      <text:p text:style-name="P117"><text:span text:style-name="T35"><text:tab/>}</text:span><text:tab/></text:p>
      <text:p text:style-name="P117"/>
      <text:list xml:id="list185633765106324" text:continue-numbering="true" text:style-name="L2">
        <text:list-item>
          <text:p text:style-name="P175">Insertar campo descripción de rol, mal definido sintácticamente:</text:p>
        </text:list-item>
      </text:list>
      <text:p text:style-name="P133"/>
      <text:p text:style-name="P84"><text:span text:style-name="T35">Input para output </text:span><text:span text:style-name="T39">WARNING</text:span><text:span text:style-name="T35">:</text:span></text:p>
      <text:p text:style-name="P118"/>
      <text:p text:style-name="P40"><text:tab/>{</text:p>
      <text:p text:style-name="P20"><text:span text:style-name="T22"><text:tab/><text:tab/>"name"</text:span>:<text:span text:style-name="T52">"name1</text:span><text:span text:style-name="T70">6</text:span><text:span text:style-name="T52">"</text:span>,</text:p>
      <text:p text:style-name="P20"><text:span text:style-name="T22"><text:tab/><text:tab/>"password"</text:span>:<text:span text:style-name="T52">"password1</text:span><text:span text:style-name="T70">6</text:span><text:span text:style-name="T52">"</text:span>,</text:p>
      <text:p text:style-name="P20"><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32">n</text:span><text:span text:style-name="T22">"</text:span>:<text:span text:style-name="T52">"desc</text:span><text:span text:style-name="T68">1</text:span><text:span text:style-name="T52">"</text:span>,<text:span text:style-name="T22">"users"</text:span>:[]}]</text:p>
      <text:p text:style-name="P53"><text:tab/>}</text:p>
      <text:p text:style-name="P53"/>
      <text:p text:style-name="P53"/>
      <text:p text:style-name="P53"/>
      <text:list xml:id="list185632233249735" text:continue-numbering="true" text:style-name="L2">
        <text:list-item>
          <text:p text:style-name="P156"><text:soft-page-break/>Insertar campo usuarios del rol, mal definido sintácticamente:</text:p>
        </text:list-item>
      </text:list>
      <text:p text:style-name="P119"/>
      <text:p text:style-name="P85"><text:span text:style-name="T35">Input para output </text:span><text:span text:style-name="T40">WARNING</text:span><text:span text:style-name="T35">:</text:span></text:p>
      <text:p text:style-name="P119"/>
      <text:p text:style-name="P41"><text:tab/>{</text:p>
      <text:p text:style-name="P21"><text:span text:style-name="T22"><text:tab/><text:tab/>"name"</text:span>:<text:span text:style-name="T52">"name1</text:span><text:span text:style-name="T71">7</text:span><text:span text:style-name="T52">"</text:span>,</text:p>
      <text:p text:style-name="P21"><text:span text:style-name="T22"><text:tab/><text:tab/>"password"</text:span>:<text:span text:style-name="T52">"password1</text:span><text:span text:style-name="T71">7</text:span><text:span text:style-name="T52">"</text:span>,</text:p>
      <text:p text:style-name="P21"><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p>
      <text:p text:style-name="P52"><text:tab/>}</text:p>
      <text:p text:style-name="P119"/>
      <text:p text:style-name="P119"/>
      <text:list xml:id="list185633965749492" text:continue-numbering="true" text:style-name="L2">
        <text:list-item>
          <text:p text:style-name="P176">Insertar el valor del campo usuarios del rol, con valor del campo id de usuario, inexistente:</text:p>
          <text:p text:style-name="P179"/>
        </text:list-item>
      </text:list>
      <text:p text:style-name="P119"/>
      <text:p text:style-name="P85"><text:span text:style-name="T35">Input para output </text:span><text:span text:style-name="T41">WARNING</text:span><text:span text:style-name="T35">:</text:span></text:p>
      <text:p text:style-name="P119"/>
      <text:p text:style-name="P41"><text:tab/>{</text:p>
      <text:p text:style-name="P21"><text:span text:style-name="T22"><text:tab/><text:tab/>"name"</text:span>:<text:span text:style-name="T52">"name1</text:span><text:span text:style-name="T71">7</text:span><text:span text:style-name="T52">"</text:span>,</text:p>
      <text:p text:style-name="P21"><text:span text:style-name="T22"><text:tab/><text:tab/>"password"</text:span>:<text:span text:style-name="T52">"password1</text:span><text:span text:style-name="T71">7</text:span><text:span text:style-name="T52">"</text:span>,</text:p>
      <text:p text:style-name="P21"><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span text:style-name="T84">{}</text:span>]}]</text:p>
      <text:p text:style-name="P52"><text:tab/>}</text:p>
      <text:p text:style-name="P52"/>
      <text:p text:style-name="P102"/>
      <text:p text:style-name="P70"/>
      <text:p text:style-name="P140"><text:span text:style-name="T75">Insertar usuario al momento inexistente </text:span><text:span text:style-name="T76">(id y nombre aún inexistente)</text:span><text:span text:style-name="T75">, con todos los campos y valores sintácticamente correctos, </text:span><text:span text:style-name="T77">definiendo un rol sintácticamente correcto</text:span><text:span text:style-name="T75"> </text:span><text:span text:style-name="T78">(incluyendo el campo id que es un dato que no se necesita y puede no corresponder con el id generado desde el servidor asociado al usuarioen cuestión)</text:span><text:span text:style-name="T77">: </text:span></text:p>
      <text:p text:style-name="P30"/>
      <text:p text:style-name="P86"><text:span text:style-name="T35">Input para output </text:span><text:span text:style-name="T42">WARNING</text:span><text:span text:style-name="T35">:</text:span></text:p>
      <text:p text:style-name="P30">{</text:p>
      <text:p text:style-name="P10"><text:span text:style-name="T22"><text:tab/>"id"</text:span>:<text:span text:style-name="T52">"1"</text:span>,</text:p>
      <text:p text:style-name="P10"><text:span text:style-name="T22"><text:tab/>"date"</text:span>:<text:span text:style-name="T52">"2021-06-18"</text:span>,</text:p>
      <text:p text:style-name="P10"><text:span text:style-name="T22"><text:tab/>"name"</text:span>:<text:span text:style-name="T52">"name</text:span><text:span text:style-name="T53">1</text:span><text:span text:style-name="T52">"</text:span>,</text:p>
      <text:p text:style-name="P10"><text:span text:style-name="T22"><text:tab/>"password"</text:span>:<text:span text:style-name="T52">"password</text:span><text:span text:style-name="T53">1</text:span><text:span text:style-name="T52">"</text:span>,</text:p>
      <text:p text:style-name="P10"><text:span text:style-name="T22"><text:tab/>"roles"</text:span>:[ {<text:span text:style-name="T22">"nameRole"</text:span>:<text:span text:style-name="T52">"role1"</text:span>,<text:span text:style-name="T22">"description"</text:span>:<text:span text:style-name="T52">"desc1"</text:span>,<text:span text:style-name="T22">"users"</text:span>:[]}]</text:p>
      <text:p text:style-name="P55">}</text:p>
      <text:p text:style-name="P134"/>
      <text:p text:style-name="P134"/>
      <text:p text:style-name="P134"/>
      <text:p text:style-name="P134">Insertar usuario con dos roles duplicados (al menos en el campo nombre que los identifica unívocamente):¿Warning y se persiste omitiendo el duplicado, error, o desde el servidor se omite el duplicado sin dar aviso al cliente?</text:p>
      <text:p text:style-name="P102"/>
      <text:p text:style-name="P102"/>
      <text:p text:style-name="P102"/>
      <text:p text:style-name="P102"/>
      <text:p text:style-name="P102"/>
      <text:p text:style-name="P102"/>
      <text:p text:style-name="P102"/>
      <text:p text:style-name="P102"/>
      <text:p text:style-name="P102"/>
      <text:p text:style-name="P60"><text:soft-page-break/>UPDATE <text:span text:style-name="T96">USER</text:span>:</text:p>
      <text:p text:style-name="P60"/>
      <text:p text:style-name="P61">OUTPUTS OK:</text:p>
      <text:p text:style-name="P135"/>
      <text:p text:style-name="P122">Modificar de usuario existente <text:s/><text:span text:style-name="T124">(distinto al nombre de usuario autenticado por medio del cliente)</text:span>, nombre de usuario con campo y valor sintácticamente correcto:</text:p>
      <text:p text:style-name="P120"/>
      <text:p text:style-name="P150"><text:span text:style-name="T79">Get previo a update con enpoints </text:span><text:span text:style-name="T80">http://localhost:8040/user/get/name/</text:span><text:span text:style-name="T81">nameuser</text:span><text:span text:style-name="T99">:</text:span></text:p>
      <text:p text:style-name="P193"/>
      <text:p text:style-name="P193"/>
      <text:p text:style-name="P142">{"name":"nameuser", "date":"2021-07-04", "roles":[{"name":"delete", "description":"permission for delete user", "date":"2021-07-04", "services":[]}, {"name":"update", "description":"permission for update user", "date":"2021-07-04", "services":[]}, {"name":"add", "description":"permission for add user", "date":"2021-07-04", "services":[]}]}</text:p>
      <text:p text:style-name="P142"/>
      <text:p text:style-name="P90"><text:span text:style-name="T113">Input para output </text:span><text:span text:style-name="T114">OK</text:span><text:span text:style-name="T113">:</text:span></text:p>
      <text:p text:style-name="P148"/>
      <text:p text:style-name="P218">{</text:p>
      <text:p text:style-name="P1"><text:span text:style-name="T22">"id"</text:span>:<text:span text:style-name="T125">4</text:span>,</text:p>
      <text:p text:style-name="P1"><text:span text:style-name="T22">"name"</text:span>:<text:span text:style-name="T52">"nameusermod"</text:span></text:p>
      <text:p text:style-name="P1">}</text:p>
      <text:p text:style-name="P218"/>
      <text:p text:style-name="P148"/>
      <text:p text:style-name="P151"><text:span text:style-name="T115">Get p</text:span><text:span text:style-name="T116">osterior</text:span><text:span text:style-name="T115"> a update con enpoints </text:span><text:a xlink:type="simple" xlink:href="http://localhost:8040/user/get/name/nameuser" text:style-name="Internet_20_link" text:visited-style-name="Visited_20_Internet_20_Link"><text:span text:style-name="T119">http://localhost:8040/user/get/name/</text:span></text:a><text:a xlink:type="simple" xlink:href="http://localhost:8040/user/get/name/nameuser" text:style-name="Internet_20_link" text:visited-style-name="Visited_20_Internet_20_Link"><text:span text:style-name="T120">nameuser</text:span></text:a><text:span text:style-name="T101">:</text:span></text:p>
      <text:p text:style-name="P146"/>
      <text:p text:style-name="P146">{"error":"Not found-&gt;User name not found"}</text:p>
      <text:p text:style-name="P146"/>
      <text:p text:style-name="P88"><text:span text:style-name="T103">Get </text:span><text:span text:style-name="T105">posterior</text:span><text:span text:style-name="T103"> a update con enpoints </text:span><text:span text:style-name="T102">http://localhost:8040/user/get/name/</text:span><text:span text:style-name="T104">nameuser</text:span><text:span text:style-name="T105">mod</text:span><text:span text:style-name="T102">:</text:span></text:p>
      <text:p text:style-name="P141"/>
      <text:p text:style-name="P141"/>
      <text:p text:style-name="P141">{"name":"nameusermod", "date":"2021-07-04", "roles":[{"name":"delete", "description":"permission for delete user", "date":"2021-07-04", "services":[]}, {"name":"update", "description":"permission for update user", "date":"2021-07-04", "services":[]}, {"name":"add", "description":"permission for add user", "date":"2021-07-04", "services":[]}]}</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0"/>
      <text:p text:style-name="P123"><text:soft-page-break/>Modificar de usuario existente <text:s/><text:span text:style-name="T124">(distinto al nombre de usuario autenticado por medio del cliente)</text:span>, <text:span text:style-name="T126">contraseña</text:span> de usuario con campo y valor sintácticamente correcto:</text:p>
      <text:p text:style-name="P123"/>
      <text:p text:style-name="P144"/>
      <text:p text:style-name="P91"><text:span text:style-name="T113">Input para output </text:span><text:span text:style-name="T114">OK</text:span><text:span text:style-name="T113">: </text:span></text:p>
      <text:p text:style-name="P216"/>
      <text:p text:style-name="P219">{</text:p>
      <text:p text:style-name="P1"><text:span text:style-name="T22">"id"</text:span>:<text:span text:style-name="T125">4</text:span>,</text:p>
      <text:p text:style-name="P1"><text:span text:style-name="T22">"password"</text:span>:<text:span text:style-name="T52">"passusermod"</text:span></text:p>
      <text:p text:style-name="P1">}</text:p>
      <text:p text:style-name="P221"/>
      <text:p text:style-name="P223">&lt;Tener en cuenta que los endpoints ‘get’ no informan sobre la contraseña del usuario&gt;</text:p>
      <text:p text:style-name="P219"/>
      <text:p text:style-name="P97"><text:span text:style-name="T102">La forma de corroborar que el cambio de contraseña se ha </text:span><text:span text:style-name="T107">modificado</text:span><text:span text:style-name="T102"> exitosamente, es solicitar token (loguearse – iniciar sesión) </text:span><text:span text:style-name="T107">después de la modificación, </text:span><text:span text:style-name="T102">primeramente con el usuario y la contraseña anterior, y luego con el usuario y la nueva contraseña, y las credenciales del cliente adecuadas:</text:span></text:p>
      <text:p text:style-name="P197"/>
      <text:p text:style-name="P97"><text:span text:style-name="T102">Id de cliente: “</text:span><text:span text:style-name="T106">IdClient1</text:span><text:span text:style-name="T102">”</text:span></text:p>
      <text:p text:style-name="P97"><text:span text:style-name="T102">Contraseña de cliente: “</text:span><text:span text:style-name="T106">passClient1</text:span><text:span text:style-name="T102">”</text:span></text:p>
      <text:p text:style-name="P97"><text:span text:style-name="T102">Nombre de usuario: “</text:span><text:span text:style-name="T106">nameusermod</text:span><text:span text:style-name="T102">”</text:span></text:p>
      <text:p text:style-name="P97"><text:span text:style-name="T102">Contraseña de usuario anterior: </text:span><text:span text:style-name="T106">passuser</text:span></text:p>
      <text:p text:style-name="P197"/>
      <text:p text:style-name="P136"><text:span text:style-name="T111">Como el token y token de refresco </text:span><text:span text:style-name="T112">no</text:span><text:span text:style-name="T111"> es recibido, se corrobora </text:span><text:span text:style-name="T112">que la autenticación del usuario con la contraseña anterior, ya no es válida. Lo que el servidor le devuelve al cliente es:</text:span></text:p>
      <text:p text:style-name="P204"/>
      <text:p text:style-name="P206">{</text:p>
      <text:p text:style-name="P1"><text:span text:style-name="T22">"error"</text:span>: <text:span text:style-name="T52">"invalid_grant"</text:span>,</text:p>
      <text:p text:style-name="P1"><text:span text:style-name="T22">"error_description"</text:span>: <text:span text:style-name="T52">"Bad credentials"</text:span></text:p>
      <text:p text:style-name="P1">}</text:p>
      <text:p text:style-name="P204"/>
      <text:p text:style-name="P204"/>
      <text:p text:style-name="P197"/>
      <text:p text:style-name="P197">Id de cliente:</text:p>
      <text:p text:style-name="P197">Contraseña de cliente:</text:p>
      <text:p text:style-name="P197">Nombre de usuario:</text:p>
      <text:p text:style-name="P97"><text:span text:style-name="T106">Nueva c</text:span><text:span text:style-name="T102">ontraseña de usuario:</text:span></text:p>
      <text:p text:style-name="P197"/>
      <text:p text:style-name="P197">Como el token y token de refresco es recibido, se corrobora éxito en update</text:p>
      <text:p text:style-name="P124"/>
      <text:p text:style-name="P121"/>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Modificar de usuario existente <text:s/><text:span text:style-name="T124">(distinto al nombre de usuario autenticado por medio del cliente)</text:span>, <text:span text:style-name="T127">nombre de rol</text:span> de usuario con campo y valor sintácticamente correcto. <text:span text:style-name="T129">Para la modificación, se requiere obligatoriamente definir el ID del rol </text:span><text:span text:style-name="T130">del cual se modifica su nombre</text:span>:</text:p>
      <text:p text:style-name="P121"/>
      <text:p text:style-name="P121"/>
      <text:p text:style-name="P152"><text:span text:style-name="T79">Get previo a update con enpoints </text:span><text:span text:style-name="T80">http://localhost:8040/user/get/name/</text:span><text:span text:style-name="T81">nameuser</text:span><text:span text:style-name="T82">mod</text:span><text:span text:style-name="T99">:</text:span></text:p>
      <text:p text:style-name="P194"/>
      <text:p text:style-name="P145"/>
      <text:p text:style-name="P145">{"name":"nameusermod", "date":"2021-07-04", "roles":[{"name":"delete", "description":"permission for delete user", "date":"2021-07-04", "services":[]}, {"name":"update", "description":"permission for update user", "date":"2021-07-04", "services":[]}, {"name":"add", "description":"permission for add user", "date":"2021-07-04", "services":[]}]}</text:p>
      <text:p text:style-name="P143"/>
      <text:p text:style-name="P89"><text:span text:style-name="T113">Input para output </text:span><text:span text:style-name="T114">OK</text:span><text:span text:style-name="T113">:</text:span></text:p>
      <text:p text:style-name="P147"/>
      <text:p text:style-name="P149">{</text:p>
      <text:p text:style-name="P1"><text:span text:style-name="T22">"name"</text:span>:<text:span text:style-name="T52">"nameusermod"</text:span>,</text:p>
      <text:p text:style-name="P1"><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4"</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04"</text:span>, <text:span text:style-name="T22">"services"</text:span>:[]}, {<text:span text:style-name="T22">"nameRole"</text:span>:<text:span text:style-name="T52">"addmod"</text:span>, <text:span text:style-name="T22">"description"</text:span>:<text:span text:style-name="T52">"permission for add user"</text:span>, <text:span text:style-name="T22">"date"</text:span>:<text:span text:style-name="T52">"2021-07-04"</text:span>, <text:span text:style-name="T22">"services"</text:span>:[]}]</text:p>
      <text:p text:style-name="P1">}</text:p>
      <text:p text:style-name="P147"/>
      <text:p text:style-name="P89"><text:span text:style-name="T103">Get </text:span><text:span text:style-name="T105">posterior</text:span><text:span text:style-name="T103"> a update con enpoints </text:span><text:a xlink:type="simple" xlink:href="http://localhost:8040/user/get/name/nameusermod" text:style-name="Internet_20_link" text:visited-style-name="Visited_20_Internet_20_Link"><text:span text:style-name="T102">http://localhost:8040/user/get/name/</text:span></text:a><text:a xlink:type="simple" xlink:href="http://localhost:8040/user/get/name/nameusermod" text:style-name="Internet_20_link" text:visited-style-name="Visited_20_Internet_20_Link"><text:span text:style-name="T104">nameuser</text:span></text:a><text:a xlink:type="simple" xlink:href="http://localhost:8040/user/get/name/nameusermod" text:style-name="Internet_20_link" text:visited-style-name="Visited_20_Internet_20_Link"><text:span text:style-name="T105">mod</text:span></text:a><text:span text:style-name="T102">:</text:span></text:p>
      <text:p text:style-name="P147"/>
      <text:p text:style-name="P147">{"name":"nameusermod", "date":"2021-07-04", "roles":[{"name":"delete", "description":"permission for delete user", "date":"2021-07-04", "services":[]}, {"name":"addmod", "description":"permission for add user", "date":"2021-07-04", "services":[]}, {"name":"update", "description":"permission for update user", "date":"2021-07-04", "service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21"/>
      <text:p text:style-name="P121"/>
      <text:p text:style-name="P126"><text:soft-page-break/>Modificar de usuario existente <text:span text:style-name="T124">(distinto al nombre de usuario autenticado por medio del cliente)</text:span>, <text:span text:style-name="T128">descripcion</text:span><text:span text:style-name="T127"> de rol</text:span> de usuario con campo y valor sintácticamente correcto. <text:span text:style-name="T129">Para la modificación, se requiere obligatoriamente definir el ID </text:span><text:span text:style-name="T130">o nombre</text:span><text:span text:style-name="T129"> del rol </text:span><text:span text:style-name="T130">del cual se modifica su descripcion</text:span>:</text:p>
      <text:p text:style-name="P121"/>
      <text:p text:style-name="P121"/>
      <text:p text:style-name="P185"/>
      <text:p text:style-name="P230"><text:span text:style-name="T79">Get previo a update con enpoints </text:span><text:span text:style-name="T80">http://localhost:8040/user/get/name/</text:span><text:span text:style-name="T81">nameuser</text:span><text:span text:style-name="T82">mod</text:span><text:span text:style-name="T99">:</text:span></text:p>
      <text:p text:style-name="P195"/>
      <text:p text:style-name="P207">{"name":"nameusermod", "date":"2021-07-04", "roles":[{"name":"delete", "description":"permission for delete user", "date":"2021-07-04", "services":[]}, {"name":"addmod", "description":"permission for add user", "date":"2021-07-04", "services":[]}, {"name":"update", "description":"permission for update user", "date":"2021-07-04", "services":[]}]}</text:p>
      <text:p text:style-name="P207"/>
      <text:p text:style-name="P209"/>
      <text:p text:style-name="P189"><text:span text:style-name="T113">Input para output </text:span><text:span text:style-name="T114">OK</text:span><text:span text:style-name="T113">:</text:span></text:p>
      <text:p text:style-name="P211"/>
      <text:p text:style-name="P161">{</text:p>
      <text:p text:style-name="P1"><text:span text:style-name="T22">"name"</text:span>:<text:span text:style-name="T52">"nameusermod"</text:span>,</text:p>
      <text:p text:style-name="P1"><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4"</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04"</text:span>, <text:span text:style-name="T22">"services"</text:span>:[]}, {<text:span text:style-name="T22">"nameRole"</text:span>:<text:span text:style-name="T52">"addmod"</text:span>, <text:span text:style-name="T22">"description"</text:span>:<text:span text:style-name="T52">"permission for add user mod"</text:span>, <text:span text:style-name="T22">"date"</text:span>:<text:span text:style-name="T52">"2021-07-04"</text:span>, <text:span text:style-name="T22">"services"</text:span>:[]}]</text:p>
      <text:p text:style-name="P1">}</text:p>
      <text:p text:style-name="P161"/>
      <text:p text:style-name="P211"/>
      <text:p text:style-name="P189"><text:span text:style-name="T103">Get </text:span><text:span text:style-name="T105">posterior</text:span><text:span text:style-name="T103"> a update con enpoints </text:span><text:a xlink:type="simple" xlink:href="http://localhost:8040/user/get/name/nameusermod" text:style-name="Internet_20_link" text:visited-style-name="Visited_20_Internet_20_Link"><text:span text:style-name="T102">http://localhost:8040/user/get/name/</text:span></text:a><text:a xlink:type="simple" xlink:href="http://localhost:8040/user/get/name/nameusermod" text:style-name="Internet_20_link" text:visited-style-name="Visited_20_Internet_20_Link"><text:span text:style-name="T104">nameuser</text:span></text:a><text:a xlink:type="simple" xlink:href="http://localhost:8040/user/get/name/nameusermod" text:style-name="Internet_20_link" text:visited-style-name="Visited_20_Internet_20_Link"><text:span text:style-name="T105">mod</text:span></text:a><text:span text:style-name="T102">:</text:span></text:p>
      <text:p text:style-name="P121"/>
      <text:p text:style-name="P121">{"name":"nameusermod", "date":"2021-07-04", "roles":[{"name":"update", "description":"permission for update user", "date":"2021-07-03", "services":[]}, {"name":"addmod", "description":"permission for add user mod", "date":"2021-07-03", "services":[]}, {"name":"delete", "description":"permission for delete user", "date":"2021-07-03", "services":[]}]}</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86"><text:soft-page-break/>Modificar de usuario existente <text:span text:style-name="T132">autenticado</text:span>, nombre de usuario con campo y valor sintácticamente correcto:</text:p>
      <text:p text:style-name="P186"/>
      <text:p text:style-name="P231"><text:span text:style-name="T79">Get previo a update con enpoints </text:span><text:span text:style-name="T80">http://localhost:8040/user/get/name/</text:span><text:span text:style-name="T83">root</text:span><text:span text:style-name="T99">:</text:span></text:p>
      <text:p text:style-name="P196"/>
      <text:p text:style-name="P196">{"name":"root", "date":"2021-07-05", "roles":[{"name":"delete", "description":"permission for delete user", "date":"2021-07-05", "services":[]}, {"name":"add", "description":"permission for add user", "date":"2021-07-05", "services":[]}, {"name":"update", "description":"permission for update user", "date":"2021-07-05", "services":[]}]}</text:p>
      <text:p text:style-name="P210"/>
      <text:p text:style-name="P210"/>
      <text:p text:style-name="P190"><text:span text:style-name="T113">Input para output </text:span><text:span text:style-name="T114">OK</text:span><text:span text:style-name="T113">:</text:span></text:p>
      <text:p text:style-name="P217"/>
      <text:p text:style-name="P220">{</text:p>
      <text:p text:style-name="P1"><text:span text:style-name="T22">"id"</text:span>:<text:span text:style-name="T125">24</text:span>,</text:p>
      <text:p text:style-name="P1"><text:span text:style-name="T22">"name"</text:span>:<text:span text:style-name="T52">"rootmod"</text:span></text:p>
      <text:p text:style-name="P1">}</text:p>
      <text:p text:style-name="P1"/>
      <text:p text:style-name="P168">Se revoca el token en uso, y se devuelve nuevo token y token de refresco</text:p>
      <text:p text:style-name="P217"/>
      <text:p text:style-name="P217"/>
      <text:p text:style-name="P231"><text:span text:style-name="T115">Get p</text:span><text:span text:style-name="T116">osterior</text:span><text:span text:style-name="T115"> a update </text:span><text:span text:style-name="T117">con token revocado y</text:span><text:span text:style-name="T115"> enpoints </text:span><text:a xlink:type="simple" xlink:href="http://localhost:8040/user/get/name/root" text:style-name="Internet_20_link" text:visited-style-name="Visited_20_Internet_20_Link"><text:span text:style-name="T119">http://localhost:8040/user/get/name/</text:span></text:a><text:a xlink:type="simple" xlink:href="http://localhost:8040/user/get/name/root" text:style-name="Internet_20_link" text:visited-style-name="Visited_20_Internet_20_Link"><text:span text:style-name="T121">root</text:span></text:a><text:span text:style-name="T101">: </text:span></text:p>
      <text:p text:style-name="P200"/>
      <text:p text:style-name="P228">{</text:p>
      <text:p text:style-name="P1"><text:span text:style-name="T22">"error"</text:span>: <text:span text:style-name="T52">"invalid_token"</text:span>,</text:p>
      <text:p text:style-name="P1"><text:span text:style-name="T22">"error_description"</text:span>: <text:span text:style-name="T52">"Invalid access token: 668424880-1f33-4209-8cec-08bced5dd700"</text:span></text:p>
      <text:p text:style-name="P1">}</text:p>
      <text:p text:style-name="P1"/>
      <text:p text:style-name="P232"><text:span text:style-name="T115">Get p</text:span><text:span text:style-name="T116">osterior</text:span><text:span text:style-name="T115"> a update </text:span><text:span text:style-name="T117">con nuevo token y</text:span><text:span text:style-name="T115"> enpoints </text:span><text:a xlink:type="simple" xlink:href="http://localhost:8040/user/get/name/root" text:style-name="Internet_20_link" text:visited-style-name="Visited_20_Internet_20_Link"><text:span text:style-name="T119">http://localhost:8040/user/get/name/</text:span></text:a><text:a xlink:type="simple" xlink:href="http://localhost:8040/user/get/name/root" text:style-name="Internet_20_link" text:visited-style-name="Visited_20_Internet_20_Link"><text:span text:style-name="T121">root</text:span></text:a><text:span text:style-name="T101">: </text:span></text:p>
      <text:p text:style-name="P233"><text:span text:style-name="T115"/></text:p>
      <text:p text:style-name="P233"><text:span text:style-name="T115">{"error":"Not found-&gt;User name not found"}</text:span></text:p>
      <text:p text:style-name="P233"><text:span text:style-name="T115"/></text:p>
      <text:p text:style-name="P154"><text:span text:style-name="T115">Get p</text:span><text:span text:style-name="T116">osterior</text:span><text:span text:style-name="T115"> a update </text:span><text:span text:style-name="T117">con </text:span><text:span text:style-name="T118">t</text:span><text:span text:style-name="T117">oken revocado y</text:span><text:span text:style-name="T115"> enpoints </text:span><text:a xlink:type="simple" xlink:href="http://localhost:8040/user/get/name/root" text:style-name="Internet_20_link" text:visited-style-name="Visited_20_Internet_20_Link"><text:span text:style-name="T119">http://localhost:8040/user/get/name/</text:span></text:a><text:a xlink:type="simple" xlink:href="http://localhost:8040/user/get/name/root" text:style-name="Internet_20_link" text:visited-style-name="Visited_20_Internet_20_Link"><text:span text:style-name="T121">root</text:span></text:a><text:span text:style-name="T122">mod</text:span><text:span text:style-name="T101">: </text:span></text:p>
      <text:p text:style-name="P201"/>
      <text:p text:style-name="P229">{</text:p>
      <text:p text:style-name="P170"><text:span text:style-name="T22">"error"</text:span>: <text:span text:style-name="T52">"invalid_token"</text:span>,</text:p>
      <text:p text:style-name="P170"><text:span text:style-name="T22">"error_description"</text:span>: <text:span text:style-name="T52">"Invalid access token: 668424880-1f33-4209-8cec-08bced5dd700"</text:span></text:p>
      <text:p text:style-name="P163">}</text:p>
      <text:p text:style-name="P200"/>
      <text:p text:style-name="P200"/>
      <text:p text:style-name="P190"><text:span text:style-name="T103">Get </text:span><text:span text:style-name="T105">posterior</text:span><text:span text:style-name="T103"> a update </text:span><text:span text:style-name="T109">con nuevo token y</text:span><text:span text:style-name="T103"> enpoints </text:span><text:span text:style-name="T102">http://localhost:8040/user/get/name/</text:span><text:span text:style-name="T108">rootmod</text:span><text:span text:style-name="T102">:</text:span></text:p>
      <text:p text:style-name="P214"/>
      <text:p text:style-name="P214"/>
      <text:p text:style-name="P214">{"name":"rootmod", "date":"2021-07-05", "roles":[{"name":"delete", "description":"permission for delete user", "date":"2021-07-05", "services":[]}, {"name":"add", "description":"permission for add user", "date":"2021-07-05", "services":[]}, {"name":"update", "description":"permission for update user", "date":"2021-07-05", "services":[]}]}</text:p>
      <text:p text:style-name="P214"/>
      <text:p text:style-name="P214"/>
      <text:p text:style-name="P214"/>
      <text:p text:style-name="P214"/>
      <text:p text:style-name="P214"/>
      <text:p text:style-name="P214"/>
      <text:p text:style-name="P186"/>
      <text:p text:style-name="P186"><text:soft-page-break/>Modificar de usuario existente <text:span text:style-name="T133">autenticado</text:span>, <text:span text:style-name="T126">contraseña</text:span> de usuario con campo y valor sintácticamente correcto:</text:p>
      <text:p text:style-name="P186"/>
      <text:p text:style-name="P234"><text:span text:style-name="T48">Get previo a update con enpoints </text:span><text:span text:style-name="T49">http://localhost:8040/user/get/name/</text:span><text:span text:style-name="T50">root</text:span><text:span text:style-name="T100">:</text:span></text:p>
      <text:p text:style-name="P167"><text:span text:style-name="T99"/></text:p>
      <text:p text:style-name="P167"><text:span text:style-name="T99">{"name":"rootmod", "date":"2021-07-05", "roles":[{"name":"delete", "description":"permission for delete user", "date":"2021-07-05", "services":[]}, {"name":"add", "description":"permission for add user", "date":"2021-07-05", "services":[]}, {"name":"update", "description":"permission for update user", "date":"2021-07-05", "services":[]}]}</text:span></text:p>
      <text:p text:style-name="P171"/>
      <text:p text:style-name="P236"><text:span text:style-name="T35">Se revoca el token en uso, y se devuelve nuevo token y token de refresco</text:span></text:p>
      <text:p text:style-name="P186"/>
      <text:p text:style-name="P208"/>
      <text:p text:style-name="P190"><text:span text:style-name="T113">Input para output </text:span><text:span text:style-name="T114">OK</text:span><text:span text:style-name="T113">: </text:span></text:p>
      <text:p text:style-name="P190"><text:span text:style-name="T113"/></text:p>
      <text:p text:style-name="P235"><text:span text:style-name="T115">Get p</text:span><text:span text:style-name="T116">osterior</text:span><text:span text:style-name="T115"> a update </text:span><text:span text:style-name="T117">con token revocado y</text:span><text:span text:style-name="T115"> enpoints </text:span><text:a xlink:type="simple" xlink:href="http://localhost:8040/user/get/name/root" text:style-name="Internet_20_link" text:visited-style-name="Visited_20_Internet_20_Link"><text:span text:style-name="T119">http://localhost:8040/user/get/name/</text:span></text:a><text:a xlink:type="simple" xlink:href="http://localhost:8040/user/get/name/root" text:style-name="Internet_20_link" text:visited-style-name="Visited_20_Internet_20_Link"><text:span text:style-name="T121">root</text:span></text:a><text:span text:style-name="T123">mod</text:span><text:span text:style-name="T101">: </text:span></text:p>
      <text:p text:style-name="P203"/>
      <text:p text:style-name="P165">{</text:p>
      <text:p text:style-name="P172"><text:span text:style-name="T22">"error"</text:span>: <text:span text:style-name="T52">"invalid_token"</text:span>,</text:p>
      <text:p text:style-name="P172"><text:span text:style-name="T22">"error_description"</text:span>: <text:span text:style-name="T52">"Invalid access token: 54bdba5d-0dba-418b-8838-787c67308e87"</text:span></text:p>
      <text:p text:style-name="P172">}</text:p>
      <text:p text:style-name="P165"/>
      <text:p text:style-name="P172"/>
      <text:p text:style-name="P235"><text:span text:style-name="T115">Get p</text:span><text:span text:style-name="T116">osterior</text:span><text:span text:style-name="T115"> a update </text:span><text:span text:style-name="T117">con nuevo token y</text:span><text:span text:style-name="T115"> enpoints </text:span><text:a xlink:type="simple" xlink:href="http://localhost:8040/user/get/name/root" text:style-name="Internet_20_link" text:visited-style-name="Visited_20_Internet_20_Link"><text:span text:style-name="T119">http://localhost:8040/user/get/name/</text:span></text:a><text:a xlink:type="simple" xlink:href="http://localhost:8040/user/get/name/root" text:style-name="Internet_20_link" text:visited-style-name="Visited_20_Internet_20_Link"><text:span text:style-name="T121">root</text:span></text:a><text:span text:style-name="T123">mod</text:span><text:span text:style-name="T101">: </text:span></text:p>
      <text:p text:style-name="P235"/>
      <text:p text:style-name="P235"><text:span text:style-name="T115"/></text:p>
      <text:p text:style-name="P188"><text:span text:style-name="T102">{"name":"rootmod", "date":"2021-07-05", "roles":[{"name":"delete", "description":"permission for delete user", "date":"2021-07-05", "services":[]}, {"name":"add", "description":"permission for add user", "date":"2021-07-05", "services":[]}, {"name":"update", "description":"permission for update user", "date":"2021-07-05", "services":[]}]}</text:span></text:p>
      <text:p text:style-name="P159"/>
      <text:p text:style-name="P222"/>
      <text:p text:style-name="P224">&lt;Tener en cuenta que los endpoints ‘get’ no informan sobre la contraseña del usuario&gt;</text:p>
      <text:p text:style-name="P220"/>
      <text:p text:style-name="P191"><text:span text:style-name="T102">La forma de corroborar que el cambio de contraseña se ha </text:span><text:span text:style-name="T107">modificado</text:span><text:span text:style-name="T102"> exitosamente, es solicitar token (loguearse – iniciar sesión) </text:span><text:span text:style-name="T107">después de la modificación, </text:span><text:span text:style-name="T102">primeramente con el usuario y la contraseña anterior, y luego con el usuario y la nueva contraseña, y las credenciales del cliente adecuadas:</text:span></text:p>
      <text:p text:style-name="P198"/>
      <text:p text:style-name="P191"><text:span text:style-name="T102">Id de cliente: “</text:span><text:span text:style-name="T106">IdClient1</text:span><text:span text:style-name="T102">”</text:span></text:p>
      <text:p text:style-name="P191"><text:span text:style-name="T102">Contraseña de cliente: “</text:span><text:span text:style-name="T106">passClient1</text:span><text:span text:style-name="T102">”</text:span></text:p>
      <text:p text:style-name="P191"><text:span text:style-name="T102">Nombre de usuario: “</text:span><text:span text:style-name="T110">rootmod</text:span><text:span text:style-name="T102">”</text:span></text:p>
      <text:p text:style-name="P191"><text:span text:style-name="T102">Contraseña de usuario anterior: </text:span><text:span text:style-name="T110">passroot</text:span></text:p>
      <text:p text:style-name="P198"/>
      <text:p text:style-name="P192"><text:span text:style-name="T111">Como el token y token de refresco </text:span><text:span text:style-name="T112">no</text:span><text:span text:style-name="T111"> es recibido, se corrobora </text:span><text:span text:style-name="T112">que la autenticación del usuario con la contraseña anterior, ya no es válida. Lo que el servidor le devuelve al cliente es:</text:span></text:p>
      <text:p text:style-name="P192"><text:span text:style-name="T112"/></text:p>
      <text:p text:style-name="P227">{</text:p>
      <text:p text:style-name="P1"><text:span text:style-name="T22">"error"</text:span>: <text:span text:style-name="T52">"invalid_grant"</text:span>,</text:p>
      <text:p text:style-name="P1"><text:span text:style-name="T22">"error_description"</text:span>: <text:span text:style-name="T52">"Bad credentials"</text:span></text:p>
      <text:p text:style-name="P1">}</text:p>
      <text:p text:style-name="P205"/>
      <text:p text:style-name="P198"><text:soft-page-break/>Id de cliente:</text:p>
      <text:p text:style-name="P198">Contraseña de cliente:</text:p>
      <text:p text:style-name="P198">Nombre de usuario:</text:p>
      <text:p text:style-name="P191"><text:span text:style-name="T106">Nueva c</text:span><text:span text:style-name="T102">ontraseña de usuario:</text:span></text:p>
      <text:p text:style-name="P198"/>
      <text:p text:style-name="P198">Como el token y token de refresco es recibido, se corrobora éxito en update</text:p>
      <text:p text:style-name="P186"/>
      <text:p text:style-name="P186"/>
      <text:p text:style-name="P186"/>
      <text:p text:style-name="P186">Modificar de usuario existente <text:span text:style-name="T134">autenticado</text:span>, <text:span text:style-name="T127">nombre de rol</text:span> de usuario con campo y valor sintácticamente correcto. <text:span text:style-name="T129">Para la modificación, se requiere obligatoriamente definir el ID del rol </text:span><text:span text:style-name="T130">del cual se modifica su nombre</text:span>:</text:p>
      <text:p text:style-name="P186"/>
      <text:p text:style-name="P186"/>
      <text:p text:style-name="P231"><text:span text:style-name="T79">Get previo a update con enpoints </text:span><text:span text:style-name="T80">http://localhost:8040/user/get/name/</text:span><text:span text:style-name="T81">nameuser</text:span><text:span text:style-name="T82">mod</text:span><text:span text:style-name="T99">:</text:span></text:p>
      <text:p text:style-name="P196"/>
      <text:p text:style-name="P208"/>
      <text:p text:style-name="P208"/>
      <text:p text:style-name="P210"/>
      <text:p text:style-name="P190"><text:span text:style-name="T113">Input para output </text:span><text:span text:style-name="T114">OK</text:span><text:span text:style-name="T113">:</text:span></text:p>
      <text:p text:style-name="P200"/>
      <text:p text:style-name="P158"/>
      <text:p text:style-name="P200"/>
      <text:p text:style-name="P190"><text:span text:style-name="T103">Get </text:span><text:span text:style-name="T105">posterior</text:span><text:span text:style-name="T103"> a update con enpoints </text:span><text:a xlink:type="simple" xlink:href="http://localhost:8040/user/get/name/nameusermod" text:style-name="Internet_20_link" text:visited-style-name="Visited_20_Internet_20_Link"><text:span text:style-name="T102">http://localhost:8040/user/get/name/</text:span></text:a><text:a xlink:type="simple" xlink:href="http://localhost:8040/user/get/name/nameusermod" text:style-name="Internet_20_link" text:visited-style-name="Visited_20_Internet_20_Link"><text:span text:style-name="T104">nameuser</text:span></text:a><text:a xlink:type="simple" xlink:href="http://localhost:8040/user/get/name/nameusermod" text:style-name="Internet_20_link" text:visited-style-name="Visited_20_Internet_20_Link"><text:span text:style-name="T105">mod</text:span></text:a><text:span text:style-name="T102">:</text:span></text:p>
      <text:p text:style-name="P200"/>
      <text:p text:style-name="P200"/>
      <text:p text:style-name="P200"/>
      <text:p text:style-name="P186">Modificar de usuario existente <text:span text:style-name="T135">autenticado</text:span> <text:span text:style-name="T128">descripcion</text:span><text:span text:style-name="T127"> de rol</text:span> de usuario con campo y valor sintácticamente correcto. <text:span text:style-name="T129">Para la modificación, se requiere obligatoriamente definir el ID </text:span><text:span text:style-name="T130">o nombre</text:span><text:span text:style-name="T129"> del rol </text:span><text:span text:style-name="T130">del cual se modifica su descripcion</text:span>:</text:p>
      <text:p text:style-name="P186"/>
      <text:p text:style-name="P186"/>
      <text:p text:style-name="P186"/>
      <text:p text:style-name="P231"><text:span text:style-name="T79">Get previo a update con enpoints </text:span><text:span text:style-name="T80">http://localhost:8040/user/get/name/</text:span><text:span text:style-name="T81">nameuser</text:span><text:span text:style-name="T82">mod</text:span><text:span text:style-name="T99">:</text:span></text:p>
      <text:p text:style-name="P196"/>
      <text:p text:style-name="P208"/>
      <text:p text:style-name="P208"/>
      <text:p text:style-name="P210"/>
      <text:p text:style-name="P190"><text:span text:style-name="T113">Input para output </text:span><text:span text:style-name="T114">OK</text:span><text:span text:style-name="T113">:</text:span></text:p>
      <text:p text:style-name="P159"/>
      <text:p text:style-name="P158"/>
      <text:p text:style-name="P200"/>
      <text:p text:style-name="P190"><text:span text:style-name="T103">Get </text:span><text:span text:style-name="T105">posterior</text:span><text:span text:style-name="T103"> a update con enpoints </text:span><text:a xlink:type="simple" xlink:href="http://localhost:8040/user/get/name/nameusermod" text:style-name="Internet_20_link" text:visited-style-name="Visited_20_Internet_20_Link"><text:span text:style-name="T102">http://localhost:8040/user/get/name/</text:span></text:a><text:a xlink:type="simple" xlink:href="http://localhost:8040/user/get/name/nameusermod" text:style-name="Internet_20_link" text:visited-style-name="Visited_20_Internet_20_Link"><text:span text:style-name="T104">nameuser</text:span></text:a><text:a xlink:type="simple" xlink:href="http://localhost:8040/user/get/name/nameusermod" text:style-name="Internet_20_link" text:visited-style-name="Visited_20_Internet_20_Link"><text:span text:style-name="T105">mod</text:span></text:a><text:span text:style-name="T102">:</text:span></text:p>
      <text:p text:style-name="P186"/>
      <text:p text:style-name="P186"/>
      <text:p text:style-name="P121"/>
      <text:p text:style-name="P187">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31">Y para editar los usuarios adheridos al rol en cuestion, se debe hacer peticion con enpoint de update rol</text:span></text:p>
      <text:p text:style-name="P121"/>
      <text:p text:style-name="P121"/>
      <text:p text:style-name="P61"><text:soft-page-break/>OUTPUTS NOT OK:</text:p>
      <text:p text:style-name="P127"/>
      <text:p text:style-name="P98">Insertar input ok con endpoint incorrecto:</text:p>
      <text:p text:style-name="P128"/>
      <text:p text:style-name="P128">Modificar usuario inexistente:</text:p>
      <text:p text:style-name="P128"/>
      <text:p text:style-name="P106"><text:span text:style-name="T4">Modificar de un usuario existente,</text:span><text:span text:style-name="T2"> el</text:span> campo id mal definido sintácticamente:</text:p>
      <text:p text:style-name="P106"/>
      <text:p text:style-name="P106"><text:span text:style-name="T4">Modificar de un usuario existente,</text:span><text:span text:style-name="T2"> el</text:span> <text:span text:style-name="T6">valor del </text:span>campo id mal definido sintácticamente:</text:p>
      <text:p text:style-name="P106"/>
      <text:p text:style-name="P107"><text:span text:style-name="T4">Modificar de un usuario existente,</text:span><text:span text:style-name="T2"> el</text:span> campo <text:span text:style-name="T7">nombre</text:span> mal definido sintácticamente:</text:p>
      <text:p text:style-name="P106"/>
      <text:p text:style-name="P107"><text:span text:style-name="T4">Modificar de un usuario existente,</text:span><text:span text:style-name="T2"> el</text:span> <text:span text:style-name="T6">valor del </text:span>campo <text:span text:style-name="T7">nombre</text:span> mal definido sintácticamente:</text:p>
      <text:p text:style-name="P106"/>
      <text:p text:style-name="P107"><text:span text:style-name="T4">Modificar de un usuario existente,</text:span><text:span text:style-name="T2"> el</text:span> campo <text:span text:style-name="T8">contraseña</text:span> mal definido sintácticamente:</text:p>
      <text:p text:style-name="P106"/>
      <text:p text:style-name="P107"><text:span text:style-name="T4">Modificar de un usuario existente,</text:span><text:span text:style-name="T2"> el</text:span> <text:span text:style-name="T6">valor del </text:span>campo <text:span text:style-name="T8">contraseña</text:span> mal definido sintácticamente:</text:p>
      <text:p text:style-name="P106"/>
      <text:p text:style-name="P107"><text:span text:style-name="T4">Modificar de un usuario existente,</text:span><text:span text:style-name="T3"> </text:span><text:span text:style-name="T2">salvo el</text:span> campo <text:span text:style-name="T9">roles </text:span>mal definido sintácticamente:</text:p>
      <text:p text:style-name="P93"/>
      <text:p text:style-name="P107"><text:span text:style-name="T4">Modificar de un usuario existente,</text:span><text:span text:style-name="T2"> el</text:span> <text:span text:style-name="T6">valor del </text:span>campo <text:span text:style-name="T9">roles</text:span> mal definido sintácticamente <text:span text:style-name="T10">o semánticamente</text:span>:</text:p>
      <text:list xml:id="list185633815948701" text:continue-numbering="true" text:style-name="L2">
        <text:list-item>
          <text:p text:style-name="P177"><text:span text:style-name="T11">Modificar</text:span> campo id de rol, mal definido sintácticamente:</text:p>
        </text:list-item>
        <text:list-item>
          <text:p text:style-name="P177"><text:span text:style-name="T11">Modificar</text:span> el valor del campo id de rol, mal definido sintácticamente:</text:p>
        </text:list-item>
        <text:list-item>
          <text:p text:style-name="P177"><text:span text:style-name="T11">Modificar</text:span> campo nombre de rol, mal definido sintácticamente:</text:p>
        </text:list-item>
        <text:list-item>
          <text:p text:style-name="P177"><text:span text:style-name="T11">Modificar</text:span> el valor del campo nombre de rol, mal definido sintácticamente:</text:p>
        </text:list-item>
        <text:list-item>
          <text:p text:style-name="P177"><text:span text:style-name="T11">Modificar</text:span> campo descripción de rol, mal definido sintácticamente:</text:p>
        </text:list-item>
        <text:list-item>
          <text:p text:style-name="P177"><text:span text:style-name="T11">Modificar</text:span> el valor del campo descripción de rol, mal definido sintácticamente:</text:p>
        </text:list-item>
        <text:list-item>
          <text:p text:style-name="P177"><text:span text:style-name="T11">Modificar</text:span> campo usuarios del rol, mal definido sintácticamente:</text:p>
        </text:list-item>
        <text:list-item>
          <text:p text:style-name="P177"><text:span text:style-name="T11">Modificar</text:span> el valor del campo usuarios del rol, mal definido sintácticamente:</text:p>
        </text:list-item>
        <text:list-item>
          <text:p text:style-name="P177"><text:span text:style-name="T11">Modificar</text:span> el valor del campo usuarios del rol, con valor del campo id de usuario, inexistente:</text:p>
        </text:list-item>
        <text:list-item>
          <text:p text:style-name="P180">Modificar el valor de campo usuario del rol, sin incluir el usuario que se está modificando:</text:p>
        </text:list-item>
      </text:list>
      <text:p text:style-name="P128"/>
      <text:p text:style-name="P66"/>
      <text:p text:style-name="P60">DELETE <text:span text:style-name="T98">USER</text:span>:</text:p>
      <text:p text:style-name="P65"/>
      <text:p text:style-name="P61">OUTPUTS OK:</text:p>
      <text:p text:style-name="P127"/>
      <text:p text:style-name="P98">Eliminar usuario existente definiendo sintáctica y semánticamente <text:span text:style-name="T13">correcto </text:span>sólo id:</text:p>
      <text:p text:style-name="P98"/>
      <text:p text:style-name="P98">Eliminar usuario existente definiendo sintáctica y semánticamente todos los campos y valores:</text:p>
      <text:p text:style-name="P98"/>
      <text:p text:style-name="P98">Eliminar usuario existente definiendo sintáctica<text:span text:style-name="T15">mente</text:span> <text:span text:style-name="T15">correctos</text:span> todos los campos <text:span text:style-name="T15">pero </text:span>con valores inconsistentes con lo registrado en BD <text:span text:style-name="T15">(</text:span>salvo el id que indica usuario existente<text:span text:style-name="T15">)</text:span>:</text:p>
      <text:p text:style-name="P66"/>
      <text:p text:style-name="P61">OUTPUTS NOT OK:</text:p>
      <text:p text:style-name="P127"/>
      <text:p text:style-name="P98">Insertar input ok con endpoint incorrecto:</text:p>
      <text:list xml:id="list3513248248" text:style-name="L3">
        <text:list-item>
          <text:p text:style-name="P181">Para delete con id como parámetro: endpoint sin parámetro</text:p>
        </text:list-item>
        <text:list-item>
          <text:p text:style-name="P181"><text:soft-page-break/>Para delete con id como parámetro: endpoint con parámetro pero sintácticamente incorrecto en <text:span text:style-name="T21">algún</text:span> substring del endpoint</text:p>
        </text:list-item>
        <text:list-item>
          <text:p text:style-name="P183">Para delete sin parámetro: endpoint con parámetro</text:p>
        </text:list-item>
        <text:list-item>
          <text:p text:style-name="P182">Para delete <text:span text:style-name="T21">sin</text:span> id como parámetro: <text:span text:style-name="T21">s</text:span>intácticamente incorrecto en <text:span text:style-name="T21">algún</text:span> substring del endpoint</text:p>
        </text:list-item>
      </text:list>
      <text:p text:style-name="P98"/>
      <text:p text:style-name="P99">Insertar input ok con <text:span text:style-name="T16">body</text:span> <text:span text:style-name="T17">vacío </text:span><text:span text:style-name="T18">siendo delete sin id como parámetro</text:span></text:p>
      <text:p text:style-name="P98"/>
      <text:p text:style-name="P129">Eliminar usuario inexistente <text:span text:style-name="T12">definiendo sintáctica</text:span><text:span text:style-name="T14">mente correcto </text:span><text:span text:style-name="T12">sólo id:</text:span></text:p>
      <text:p text:style-name="P129"/>
      <text:p text:style-name="P100">Eliminar usuario <text:span text:style-name="T14">in</text:span>existente definiendo sintáctica y semánticamente todos los campos y valores <text:s/><text:span text:style-name="T14">(salvo la semántica del valor del id)</text:span>:</text:p>
      <text:p text:style-name="P100"/>
      <text:p text:style-name="P101">Eliminar usuario <text:span text:style-name="T15">in</text:span>existente definiendo sintáctica<text:span text:style-name="T15">mente</text:span> <text:span text:style-name="T15">correctos</text:span> todos los campos <text:span text:style-name="T15">pero </text:span>con valores inconsistentes con lo registrado en BD:</text:p>
      <text:p text:style-name="P101"/>
      <text:p text:style-name="P101"/>
      <text:p text:style-name="P101"/>
      <text:p text:style-name="P101"/>
      <text:p text:style-name="P100"/>
      <text:p text:style-name="P64">OUTPUTS WARNINGS:</text:p>
      <text:p text:style-name="P64"/>
      <text:p text:style-name="P95"/>
      <text:p text:style-name="P130"><text:span text:style-name="T5">W</text:span><text:span text:style-name="T2">arning porque para eliminar, el servidor sólo obtiene el id y omite el resto de los datos de entrada.</text:span></text:p>
      <text:p text:style-name="P95"/>
      <text:p text:style-name="P108"><text:span text:style-name="T5">Eliminar usuario existente con</text:span><text:span text:style-name="T2"> el</text:span> campo <text:span text:style-name="T7">nombre</text:span> mal definido sintácticamente:</text:p>
      <text:p text:style-name="P108"/>
      <text:p text:style-name="P108"><text:span text:style-name="T5">Eliminar usuario existente con</text:span><text:span text:style-name="T2"> el</text:span> <text:span text:style-name="T6">valor del </text:span>campo <text:span text:style-name="T7">nombre</text:span> mal definido sintácticamente:</text:p>
      <text:p text:style-name="P108"/>
      <text:p text:style-name="P108"><text:span text:style-name="T5">Eliminar usuario existente con</text:span><text:span text:style-name="T2"> el</text:span> campo <text:span text:style-name="T8">contraseña</text:span> mal definido sintácticamente:</text:p>
      <text:p text:style-name="P108"/>
      <text:p text:style-name="P108"><text:span text:style-name="T5">Eliminar usuario existente con</text:span><text:span text:style-name="T2"> el</text:span> <text:span text:style-name="T6">valor del </text:span>campo <text:span text:style-name="T8">contraseña</text:span> mal definido sintácticamente:</text:p>
      <text:p text:style-name="P108"/>
      <text:p text:style-name="P108"><text:span text:style-name="T5">Eliminar usuario existente con</text:span><text:span text:style-name="T2"> el</text:span> campo <text:span text:style-name="T9">roles </text:span>mal definido sintácticamente:</text:p>
      <text:p text:style-name="P94"/>
      <text:p text:style-name="P108"><text:span text:style-name="T5">Eliminar usuario existente con</text:span><text:span text:style-name="T2"> el</text:span> <text:span text:style-name="T6">valor del </text:span>campo <text:span text:style-name="T9">roles</text:span> mal definido sintácticamente <text:span text:style-name="T10">o semánticamente</text:span>:</text:p>
      <text:list xml:id="list185632970396830" text:continue-list="list185633815948701" text:style-name="L2">
        <text:list-item>
          <text:p text:style-name="P178"><text:span text:style-name="T19">Definir </text:span>campo id de rol, mal definido sintácticamente:</text:p>
        </text:list-item>
        <text:list-item>
          <text:p text:style-name="P178"><text:span text:style-name="T19">Definir</text:span> el valor del campo id de rol, mal definido sintácticamente:</text:p>
        </text:list-item>
        <text:list-item>
          <text:p text:style-name="P178"><text:span text:style-name="T19">Definir</text:span> campo nombre de rol, mal definido sintácticamente:</text:p>
        </text:list-item>
        <text:list-item>
          <text:p text:style-name="P178"><text:span text:style-name="T19">De</text:span><text:span text:style-name="T20">finir</text:span> el valor del campo nombre de rol, mal definido sintácticamente:</text:p>
        </text:list-item>
        <text:list-item>
          <text:p text:style-name="P178"><text:span text:style-name="T20">Definir</text:span> campo descripción de rol, mal definido sintácticamente:</text:p>
        </text:list-item>
        <text:list-item>
          <text:p text:style-name="P178"><text:span text:style-name="T20">Definir</text:span> el valor del campo descripción de rol, mal definido sintácticamente:</text:p>
        </text:list-item>
        <text:list-item>
          <text:p text:style-name="P178"><text:span text:style-name="T20">Definir</text:span> campo usuarios del rol, mal definido sintácticamente:</text:p>
        </text:list-item>
        <text:list-item>
          <text:p text:style-name="P178"><text:span text:style-name="T20">Definir</text:span> el valor del campo usuarios del rol, mal definido sintácticamente:</text:p>
        </text:list-item>
        <text:list-item>
          <text:p text:style-name="P178"><text:span text:style-name="T20">Definir</text:span> el valor del campo usuarios del rol, con valor del campo id de usuario, inexistente:</text:p>
        </text:list-item>
      </text:list>
      <text:p text:style-name="P66"/>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5T18:56:31.690780419</dc:date>
    <meta:editing-duration>P1DT7H15M50S</meta:editing-duration>
    <meta:editing-cycles>171</meta:editing-cycles>
    <meta:generator>LibreOffice/7.1.3.2$Linux_X86_64 LibreOffice_project/10$Build-2</meta:generator>
    <meta:document-statistic meta:table-count="0" meta:image-count="0" meta:object-count="0" meta:page-count="15" meta:paragraph-count="338" meta:word-count="2425" meta:character-count="20350" meta:non-whitespace-character-count="18166"/>
  </office:meta>
</office:document-meta>
</file>